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1" table:default-cell-style-name="Default"/>
        <table:table-row table:style-name="ro1">
          <table:table-cell office:value-type="string" calcext:value-type="string">
            <text:p>observatio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eature_1</text:p>
          </table:table-cell>
          <table:table-cell office:value-type="string" calcext:value-type="string">
            <text:p>feature_2</text:p>
          </table:table-cell>
          <table:table-cell office:value-type="string" calcext:value-type="string">
            <text:p>feature_3</text:p>
          </table:table-cell>
          <table:table-cell office:value-type="string" calcext:value-type="string">
            <text:p>feature_4</text:p>
          </table:table-cell>
          <table:table-cell office:value-type="string" calcext:value-type="string">
            <text:p>feature_5</text:p>
          </table:table-cell>
          <table:table-cell office:value-type="string" calcext:value-type="string">
            <text:p>feature_6</text:p>
          </table:table-cell>
          <table:table-cell office:value-type="string" calcext:value-type="string">
            <text:p>feature_7</text:p>
          </table:table-cell>
          <table:table-cell office:value-type="string" calcext:value-type="string">
            <text:p>feature_8</text:p>
          </table:table-cell>
          <table:table-cell office:value-type="string" calcext:value-type="string">
            <text:p>feature_9</text:p>
          </table:table-cell>
          <table:table-cell office:value-type="string" calcext:value-type="string">
            <text:p>feature_10</text:p>
          </table:table-cell>
          <table:table-cell office:value-type="string" calcext:value-type="string">
            <text:p>feature_11</text:p>
          </table:table-cell>
          <table:table-cell office:value-type="string" calcext:value-type="string">
            <text:p>feature_12</text:p>
          </table:table-cell>
          <table:table-cell office:value-type="string" calcext:value-type="string">
            <text:p>feature_13</text:p>
          </table:table-cell>
          <table:table-cell office:value-type="string" calcext:value-type="string">
            <text:p>feature_14</text:p>
          </table:table-cell>
          <table:table-cell office:value-type="string" calcext:value-type="string">
            <text:p>feature_15</text:p>
          </table:table-cell>
          <table:table-cell office:value-type="string" calcext:value-type="string">
            <text:p>feature_16</text:p>
          </table:table-cell>
          <table:table-cell office:value-type="string" calcext:value-type="string">
            <text:p>feature_17</text:p>
          </table:table-cell>
          <table:table-cell office:value-type="string" calcext:value-type="string">
            <text:p>feature_18</text:p>
          </table:table-cell>
          <table:table-cell office:value-type="string" calcext:value-type="string">
            <text:p>feature_19</text:p>
          </table:table-cell>
          <table:table-cell office:value-type="string" calcext:value-type="string">
            <text:p>feature_20</text:p>
          </table:table-cell>
          <table:table-cell office:value-type="string" calcext:value-type="string">
            <text:p>feature_21</text:p>
          </table:table-cell>
          <table:table-cell office:value-type="string" calcext:value-type="string">
            <text:p>feature_22</text:p>
          </table:table-cell>
          <table:table-cell office:value-type="string" calcext:value-type="string">
            <text:p>feature_23</text:p>
          </table:table-cell>
          <table:table-cell office:value-type="string" calcext:value-type="string">
            <text:p>feature_24</text:p>
          </table:table-cell>
          <table:table-cell office:value-type="string" calcext:value-type="string">
            <text:p>feature_25</text:p>
          </table:table-cell>
          <table:table-cell office:value-type="string" calcext:value-type="string">
            <text:p>feature_26</text:p>
          </table:table-cell>
          <table:table-cell office:value-type="string" calcext:value-type="string">
            <text:p>feature_27</text:p>
          </table:table-cell>
          <table:table-cell office:value-type="string" calcext:value-type="string">
            <text:p>feature_28</text:p>
          </table:table-cell>
          <table:table-cell office:value-type="string" calcext:value-type="string">
            <text:p>feature_29</text:p>
          </table:table-cell>
          <table:table-cell office:value-type="string" calcext:value-type="string">
            <text:p>feature_30</text:p>
          </table:table-cell>
        </table:table-row>
        <table:table-row table:style-name="ro1">
          <table:table-cell office:value-type="string" calcext:value-type="string">
            <text:p>observation_1</text:p>
          </table:table-cell>
          <table:table-cell office:value-type="string" calcext:value-type="string">
            <text:p>group_1</text:p>
          </table:table-cell>
          <table:table-cell table:formula="of:=RAND()" office:value-type="float" office:value="0.805773316111276" calcext:value-type="float">
            <text:p>0.805773316111276</text:p>
          </table:table-cell>
          <table:table-cell table:formula="of:=RAND()" office:value-type="float" office:value="0.326050009203472" calcext:value-type="float">
            <text:p>0.326050009203472</text:p>
          </table:table-cell>
          <table:table-cell table:formula="of:=RAND()" office:value-type="float" office:value="0.76986039975451" calcext:value-type="float">
            <text:p>0.76986039975451</text:p>
          </table:table-cell>
          <table:table-cell table:formula="of:=RAND()" office:value-type="float" office:value="0.0429586254350627" calcext:value-type="float">
            <text:p>0.042958625435063</text:p>
          </table:table-cell>
          <table:table-cell table:formula="of:=RAND()" office:value-type="float" office:value="0.922782226116187" calcext:value-type="float">
            <text:p>0.922782226116187</text:p>
          </table:table-cell>
          <table:table-cell table:formula="of:=RAND()" office:value-type="float" office:value="0.699328182048874" calcext:value-type="float">
            <text:p>0.699328182048874</text:p>
          </table:table-cell>
          <table:table-cell table:formula="of:=RAND()" office:value-type="float" office:value="0.0380924610775858" calcext:value-type="float">
            <text:p>0.038092461077586</text:p>
          </table:table-cell>
          <table:table-cell table:formula="of:=RAND()" office:value-type="float" office:value="0.165579039557185" calcext:value-type="float">
            <text:p>0.165579039557185</text:p>
          </table:table-cell>
          <table:table-cell table:formula="of:=RAND()" office:value-type="float" office:value="0.176212589517024" calcext:value-type="float">
            <text:p>0.176212589517024</text:p>
          </table:table-cell>
          <table:table-cell table:formula="of:=RAND()" office:value-type="float" office:value="0.153170100345074" calcext:value-type="float">
            <text:p>0.153170100345074</text:p>
          </table:table-cell>
          <table:table-cell table:formula="of:=RAND()" office:value-type="float" office:value="0.235558890738019" calcext:value-type="float">
            <text:p>0.235558890738019</text:p>
          </table:table-cell>
          <table:table-cell table:formula="of:=RAND()" office:value-type="float" office:value="0.755329156482503" calcext:value-type="float">
            <text:p>0.755329156482503</text:p>
          </table:table-cell>
          <table:table-cell table:formula="of:=RAND()" office:value-type="float" office:value="0.342194574882614" calcext:value-type="float">
            <text:p>0.342194574882614</text:p>
          </table:table-cell>
          <table:table-cell table:formula="of:=RAND()" office:value-type="float" office:value="0.812987215004657" calcext:value-type="float">
            <text:p>0.812987215004657</text:p>
          </table:table-cell>
          <table:table-cell table:formula="of:=RAND()" office:value-type="float" office:value="0.620048779484899" calcext:value-type="float">
            <text:p>0.620048779484899</text:p>
          </table:table-cell>
          <table:table-cell table:formula="of:=RAND()" office:value-type="float" office:value="0.137247224670326" calcext:value-type="float">
            <text:p>0.137247224670326</text:p>
          </table:table-cell>
          <table:table-cell table:formula="of:=RAND()" office:value-type="float" office:value="0.235089273104045" calcext:value-type="float">
            <text:p>0.235089273104045</text:p>
          </table:table-cell>
          <table:table-cell table:formula="of:=RAND()" office:value-type="float" office:value="0.275624083168972" calcext:value-type="float">
            <text:p>0.275624083168972</text:p>
          </table:table-cell>
          <table:table-cell table:formula="of:=RAND()" office:value-type="float" office:value="0.116049165720867" calcext:value-type="float">
            <text:p>0.116049165720867</text:p>
          </table:table-cell>
          <table:table-cell table:formula="of:=RAND()" office:value-type="float" office:value="0.680202750895034" calcext:value-type="float">
            <text:p>0.680202750895034</text:p>
          </table:table-cell>
          <table:table-cell table:formula="of:=RAND()" office:value-type="float" office:value="0.649001290957257" calcext:value-type="float">
            <text:p>0.649001290957257</text:p>
          </table:table-cell>
          <table:table-cell table:formula="of:=RAND()" office:value-type="float" office:value="0.511935141547885" calcext:value-type="float">
            <text:p>0.511935141547885</text:p>
          </table:table-cell>
          <table:table-cell table:formula="of:=RAND()" office:value-type="float" office:value="0.424304188565891" calcext:value-type="float">
            <text:p>0.424304188565891</text:p>
          </table:table-cell>
          <table:table-cell table:formula="of:=RAND()" office:value-type="float" office:value="0.663375461979687" calcext:value-type="float">
            <text:p>0.663375461979687</text:p>
          </table:table-cell>
          <table:table-cell table:formula="of:=RAND()" office:value-type="float" office:value="0.217105539558702" calcext:value-type="float">
            <text:p>0.217105539558702</text:p>
          </table:table-cell>
          <table:table-cell table:formula="of:=RAND()" office:value-type="float" office:value="0.32696771637362" calcext:value-type="float">
            <text:p>0.32696771637362</text:p>
          </table:table-cell>
          <table:table-cell table:formula="of:=RAND()" office:value-type="float" office:value="0.331579840572261" calcext:value-type="float">
            <text:p>0.331579840572261</text:p>
          </table:table-cell>
          <table:table-cell table:formula="of:=RAND()" office:value-type="float" office:value="0.622472196466169" calcext:value-type="float">
            <text:p>0.622472196466169</text:p>
          </table:table-cell>
          <table:table-cell table:formula="of:=RAND()" office:value-type="float" office:value="0.514437483545134" calcext:value-type="float">
            <text:p>0.514437483545134</text:p>
          </table:table-cell>
          <table:table-cell table:formula="of:=RAND()" office:value-type="float" office:value="0.113065964715682" calcext:value-type="float">
            <text:p>0.113065964715682</text:p>
          </table:table-cell>
        </table:table-row>
        <table:table-row table:style-name="ro1">
          <table:table-cell office:value-type="string" calcext:value-type="string">
            <text:p>observation_2</text:p>
          </table:table-cell>
          <table:table-cell office:value-type="string" calcext:value-type="string">
            <text:p>group_1</text:p>
          </table:table-cell>
          <table:table-cell table:formula="of:=RAND()" office:value-type="float" office:value="0.62252530776665" calcext:value-type="float">
            <text:p>0.62252530776665</text:p>
          </table:table-cell>
          <table:table-cell table:formula="of:=RAND()" office:value-type="float" office:value="0.797366748335299" calcext:value-type="float">
            <text:p>0.797366748335299</text:p>
          </table:table-cell>
          <table:table-cell table:formula="of:=RAND()" office:value-type="float" office:value="0.868307475581826" calcext:value-type="float">
            <text:p>0.868307475581826</text:p>
          </table:table-cell>
          <table:table-cell table:formula="of:=RAND()" office:value-type="float" office:value="0.320627911269968" calcext:value-type="float">
            <text:p>0.320627911269968</text:p>
          </table:table-cell>
          <table:table-cell table:formula="of:=RAND()" office:value-type="float" office:value="0.949371689115259" calcext:value-type="float">
            <text:p>0.949371689115259</text:p>
          </table:table-cell>
          <table:table-cell table:formula="of:=RAND()" office:value-type="float" office:value="0.701021898003695" calcext:value-type="float">
            <text:p>0.701021898003695</text:p>
          </table:table-cell>
          <table:table-cell table:formula="of:=RAND()" office:value-type="float" office:value="0.667714384207211" calcext:value-type="float">
            <text:p>0.667714384207211</text:p>
          </table:table-cell>
          <table:table-cell table:formula="of:=RAND()" office:value-type="float" office:value="0.341950226210012" calcext:value-type="float">
            <text:p>0.341950226210012</text:p>
          </table:table-cell>
          <table:table-cell table:formula="of:=RAND()" office:value-type="float" office:value="0.324145437097623" calcext:value-type="float">
            <text:p>0.324145437097623</text:p>
          </table:table-cell>
          <table:table-cell table:formula="of:=RAND()" office:value-type="float" office:value="0.762512947214836" calcext:value-type="float">
            <text:p>0.762512947214836</text:p>
          </table:table-cell>
          <table:table-cell table:formula="of:=RAND()" office:value-type="float" office:value="0.929002509550807" calcext:value-type="float">
            <text:p>0.929002509550807</text:p>
          </table:table-cell>
          <table:table-cell table:formula="of:=RAND()" office:value-type="float" office:value="0.723467522619703" calcext:value-type="float">
            <text:p>0.723467522619703</text:p>
          </table:table-cell>
          <table:table-cell table:formula="of:=RAND()" office:value-type="float" office:value="0.237089868212199" calcext:value-type="float">
            <text:p>0.237089868212199</text:p>
          </table:table-cell>
          <table:table-cell table:formula="of:=RAND()" office:value-type="float" office:value="0.10099171992705" calcext:value-type="float">
            <text:p>0.10099171992705</text:p>
          </table:table-cell>
          <table:table-cell table:formula="of:=RAND()" office:value-type="float" office:value="0.652635523498367" calcext:value-type="float">
            <text:p>0.652635523498367</text:p>
          </table:table-cell>
          <table:table-cell table:formula="of:=RAND()" office:value-type="float" office:value="0.317982791890849" calcext:value-type="float">
            <text:p>0.317982791890849</text:p>
          </table:table-cell>
          <table:table-cell table:formula="of:=RAND()" office:value-type="float" office:value="0.0588212272140289" calcext:value-type="float">
            <text:p>0.058821227214029</text:p>
          </table:table-cell>
          <table:table-cell table:formula="of:=RAND()" office:value-type="float" office:value="0.401464045017717" calcext:value-type="float">
            <text:p>0.401464045017717</text:p>
          </table:table-cell>
          <table:table-cell table:formula="of:=RAND()" office:value-type="float" office:value="0.259158904630502" calcext:value-type="float">
            <text:p>0.259158904630502</text:p>
          </table:table-cell>
          <table:table-cell table:formula="of:=RAND()" office:value-type="float" office:value="0.937538407503143" calcext:value-type="float">
            <text:p>0.937538407503143</text:p>
          </table:table-cell>
          <table:table-cell table:formula="of:=RAND()" office:value-type="float" office:value="0.891472514154391" calcext:value-type="float">
            <text:p>0.891472514154391</text:p>
          </table:table-cell>
          <table:table-cell table:formula="of:=RAND()" office:value-type="float" office:value="0.474020957988029" calcext:value-type="float">
            <text:p>0.474020957988029</text:p>
          </table:table-cell>
          <table:table-cell table:formula="of:=RAND()" office:value-type="float" office:value="0.507131361271477" calcext:value-type="float">
            <text:p>0.507131361271477</text:p>
          </table:table-cell>
          <table:table-cell table:formula="of:=RAND()" office:value-type="float" office:value="0.930728368846194" calcext:value-type="float">
            <text:p>0.930728368846194</text:p>
          </table:table-cell>
          <table:table-cell table:formula="of:=RAND()" office:value-type="float" office:value="0.847665913913898" calcext:value-type="float">
            <text:p>0.847665913913898</text:p>
          </table:table-cell>
          <table:table-cell table:formula="of:=RAND()" office:value-type="float" office:value="0.417775555187739" calcext:value-type="float">
            <text:p>0.417775555187739</text:p>
          </table:table-cell>
          <table:table-cell table:formula="of:=RAND()" office:value-type="float" office:value="0.171759040084203" calcext:value-type="float">
            <text:p>0.171759040084203</text:p>
          </table:table-cell>
          <table:table-cell table:formula="of:=RAND()" office:value-type="float" office:value="0.771764145187432" calcext:value-type="float">
            <text:p>0.771764145187432</text:p>
          </table:table-cell>
          <table:table-cell table:formula="of:=RAND()" office:value-type="float" office:value="0.873717583109933" calcext:value-type="float">
            <text:p>0.873717583109933</text:p>
          </table:table-cell>
          <table:table-cell table:formula="of:=RAND()" office:value-type="float" office:value="0.154845821580275" calcext:value-type="float">
            <text:p>0.154845821580275</text:p>
          </table:table-cell>
        </table:table-row>
        <table:table-row table:style-name="ro1">
          <table:table-cell office:value-type="string" calcext:value-type="string">
            <text:p>observation_3</text:p>
          </table:table-cell>
          <table:table-cell office:value-type="string" calcext:value-type="string">
            <text:p>group_1</text:p>
          </table:table-cell>
          <table:table-cell table:formula="of:=RAND()" office:value-type="float" office:value="0.370516924662921" calcext:value-type="float">
            <text:p>0.370516924662921</text:p>
          </table:table-cell>
          <table:table-cell table:formula="of:=RAND()" office:value-type="float" office:value="0.146289845546566" calcext:value-type="float">
            <text:p>0.146289845546566</text:p>
          </table:table-cell>
          <table:table-cell table:formula="of:=RAND()" office:value-type="float" office:value="0.195515823941454" calcext:value-type="float">
            <text:p>0.195515823941454</text:p>
          </table:table-cell>
          <table:table-cell table:formula="of:=RAND()" office:value-type="float" office:value="0.668170724307189" calcext:value-type="float">
            <text:p>0.668170724307189</text:p>
          </table:table-cell>
          <table:table-cell table:formula="of:=RAND()" office:value-type="float" office:value="0.549854001164429" calcext:value-type="float">
            <text:p>0.549854001164429</text:p>
          </table:table-cell>
          <table:table-cell table:formula="of:=RAND()" office:value-type="float" office:value="0.278079598755852" calcext:value-type="float">
            <text:p>0.278079598755852</text:p>
          </table:table-cell>
          <table:table-cell table:formula="of:=RAND()" office:value-type="float" office:value="0.367721937647743" calcext:value-type="float">
            <text:p>0.367721937647743</text:p>
          </table:table-cell>
          <table:table-cell table:formula="of:=RAND()" office:value-type="float" office:value="0.086699699304046" calcext:value-type="float">
            <text:p>0.086699699304046</text:p>
          </table:table-cell>
          <table:table-cell table:formula="of:=RAND()" office:value-type="float" office:value="0.274840390322197" calcext:value-type="float">
            <text:p>0.274840390322197</text:p>
          </table:table-cell>
          <table:table-cell table:formula="of:=RAND()" office:value-type="float" office:value="0.53575308939743" calcext:value-type="float">
            <text:p>0.53575308939743</text:p>
          </table:table-cell>
          <table:table-cell table:formula="of:=RAND()" office:value-type="float" office:value="0.323432214771519" calcext:value-type="float">
            <text:p>0.323432214771519</text:p>
          </table:table-cell>
          <table:table-cell table:formula="of:=RAND()" office:value-type="float" office:value="0.0454268903677509" calcext:value-type="float">
            <text:p>0.045426890367751</text:p>
          </table:table-cell>
          <table:table-cell table:formula="of:=RAND()" office:value-type="float" office:value="0.64959315643451" calcext:value-type="float">
            <text:p>0.64959315643451</text:p>
          </table:table-cell>
          <table:table-cell table:formula="of:=RAND()" office:value-type="float" office:value="0.598453816138" calcext:value-type="float">
            <text:p>0.598453816138</text:p>
          </table:table-cell>
          <table:table-cell table:formula="of:=RAND()" office:value-type="float" office:value="0.026578762739824" calcext:value-type="float">
            <text:p>0.026578762739824</text:p>
          </table:table-cell>
          <table:table-cell table:formula="of:=RAND()" office:value-type="float" office:value="0.25097906253053" calcext:value-type="float">
            <text:p>0.25097906253053</text:p>
          </table:table-cell>
          <table:table-cell table:formula="of:=RAND()" office:value-type="float" office:value="0.937748489359243" calcext:value-type="float">
            <text:p>0.937748489359243</text:p>
          </table:table-cell>
          <table:table-cell table:formula="of:=RAND()" office:value-type="float" office:value="0.574470436630136" calcext:value-type="float">
            <text:p>0.574470436630136</text:p>
          </table:table-cell>
          <table:table-cell table:formula="of:=RAND()" office:value-type="float" office:value="0.905307283717463" calcext:value-type="float">
            <text:p>0.905307283717463</text:p>
          </table:table-cell>
          <table:table-cell table:formula="of:=RAND()" office:value-type="float" office:value="0.607369372299712" calcext:value-type="float">
            <text:p>0.607369372299712</text:p>
          </table:table-cell>
          <table:table-cell table:formula="of:=RAND()" office:value-type="float" office:value="0.410429471945918" calcext:value-type="float">
            <text:p>0.410429471945918</text:p>
          </table:table-cell>
          <table:table-cell table:formula="of:=RAND()" office:value-type="float" office:value="0.446703906324359" calcext:value-type="float">
            <text:p>0.446703906324359</text:p>
          </table:table-cell>
          <table:table-cell table:formula="of:=RAND()" office:value-type="float" office:value="0.909941958294322" calcext:value-type="float">
            <text:p>0.909941958294322</text:p>
          </table:table-cell>
          <table:table-cell table:formula="of:=RAND()" office:value-type="float" office:value="0.11847927679644" calcext:value-type="float">
            <text:p>0.11847927679644</text:p>
          </table:table-cell>
          <table:table-cell table:formula="of:=RAND()" office:value-type="float" office:value="0.269841025924553" calcext:value-type="float">
            <text:p>0.269841025924553</text:p>
          </table:table-cell>
          <table:table-cell table:formula="of:=RAND()" office:value-type="float" office:value="0.270674080826124" calcext:value-type="float">
            <text:p>0.270674080826124</text:p>
          </table:table-cell>
          <table:table-cell table:formula="of:=RAND()" office:value-type="float" office:value="0.0871524995992772" calcext:value-type="float">
            <text:p>0.087152499599277</text:p>
          </table:table-cell>
          <table:table-cell table:formula="of:=RAND()" office:value-type="float" office:value="0.0477451043468938" calcext:value-type="float">
            <text:p>0.047745104346894</text:p>
          </table:table-cell>
          <table:table-cell table:formula="of:=RAND()" office:value-type="float" office:value="0.542246519919253" calcext:value-type="float">
            <text:p>0.542246519919253</text:p>
          </table:table-cell>
          <table:table-cell table:formula="of:=RAND()" office:value-type="float" office:value="0.695291374339024" calcext:value-type="float">
            <text:p>0.695291374339024</text:p>
          </table:table-cell>
        </table:table-row>
        <table:table-row table:style-name="ro1">
          <table:table-cell office:value-type="string" calcext:value-type="string">
            <text:p>observation_4</text:p>
          </table:table-cell>
          <table:table-cell office:value-type="string" calcext:value-type="string">
            <text:p>group_1</text:p>
          </table:table-cell>
          <table:table-cell table:formula="of:=RAND()" office:value-type="float" office:value="0.301668156766183" calcext:value-type="float">
            <text:p>0.301668156766183</text:p>
          </table:table-cell>
          <table:table-cell table:formula="of:=RAND()" office:value-type="float" office:value="0.164641985408126" calcext:value-type="float">
            <text:p>0.164641985408126</text:p>
          </table:table-cell>
          <table:table-cell table:formula="of:=RAND()" office:value-type="float" office:value="0.666934215767033" calcext:value-type="float">
            <text:p>0.666934215767033</text:p>
          </table:table-cell>
          <table:table-cell table:formula="of:=RAND()" office:value-type="float" office:value="0.874442777761105" calcext:value-type="float">
            <text:p>0.874442777761105</text:p>
          </table:table-cell>
          <table:table-cell table:formula="of:=RAND()" office:value-type="float" office:value="0.30582530802535" calcext:value-type="float">
            <text:p>0.30582530802535</text:p>
          </table:table-cell>
          <table:table-cell table:formula="of:=RAND()" office:value-type="float" office:value="0.95607024015793" calcext:value-type="float">
            <text:p>0.95607024015793</text:p>
          </table:table-cell>
          <table:table-cell table:formula="of:=RAND()" office:value-type="float" office:value="0.80072088876214" calcext:value-type="float">
            <text:p>0.80072088876214</text:p>
          </table:table-cell>
          <table:table-cell table:formula="of:=RAND()" office:value-type="float" office:value="0.348082459207724" calcext:value-type="float">
            <text:p>0.348082459207724</text:p>
          </table:table-cell>
          <table:table-cell table:formula="of:=RAND()" office:value-type="float" office:value="0.841020039395427" calcext:value-type="float">
            <text:p>0.841020039395427</text:p>
          </table:table-cell>
          <table:table-cell table:formula="of:=RAND()" office:value-type="float" office:value="0.219197452706038" calcext:value-type="float">
            <text:p>0.219197452706038</text:p>
          </table:table-cell>
          <table:table-cell table:formula="of:=RAND()" office:value-type="float" office:value="0.58094097397085" calcext:value-type="float">
            <text:p>0.58094097397085</text:p>
          </table:table-cell>
          <table:table-cell table:formula="of:=RAND()" office:value-type="float" office:value="0.280047345517531" calcext:value-type="float">
            <text:p>0.280047345517531</text:p>
          </table:table-cell>
          <table:table-cell table:formula="of:=RAND()" office:value-type="float" office:value="0.832134484423501" calcext:value-type="float">
            <text:p>0.832134484423501</text:p>
          </table:table-cell>
          <table:table-cell table:formula="of:=RAND()" office:value-type="float" office:value="0.722843453866594" calcext:value-type="float">
            <text:p>0.722843453866594</text:p>
          </table:table-cell>
          <table:table-cell table:formula="of:=RAND()" office:value-type="float" office:value="0.383749344359869" calcext:value-type="float">
            <text:p>0.383749344359869</text:p>
          </table:table-cell>
          <table:table-cell table:formula="of:=RAND()" office:value-type="float" office:value="0.884157185031703" calcext:value-type="float">
            <text:p>0.884157185031703</text:p>
          </table:table-cell>
          <table:table-cell table:formula="of:=RAND()" office:value-type="float" office:value="0.489820415918536" calcext:value-type="float">
            <text:p>0.489820415918536</text:p>
          </table:table-cell>
          <table:table-cell table:formula="of:=RAND()" office:value-type="float" office:value="0.976183909355831" calcext:value-type="float">
            <text:p>0.976183909355831</text:p>
          </table:table-cell>
          <table:table-cell table:formula="of:=RAND()" office:value-type="float" office:value="0.815431797241923" calcext:value-type="float">
            <text:p>0.815431797241923</text:p>
          </table:table-cell>
          <table:table-cell table:formula="of:=RAND()" office:value-type="float" office:value="0.689472153791863" calcext:value-type="float">
            <text:p>0.689472153791863</text:p>
          </table:table-cell>
          <table:table-cell table:formula="of:=RAND()" office:value-type="float" office:value="0.583421437193439" calcext:value-type="float">
            <text:p>0.583421437193439</text:p>
          </table:table-cell>
          <table:table-cell table:formula="of:=RAND()" office:value-type="float" office:value="0.444745382029818" calcext:value-type="float">
            <text:p>0.444745382029818</text:p>
          </table:table-cell>
          <table:table-cell table:formula="of:=RAND()" office:value-type="float" office:value="0.409968006902045" calcext:value-type="float">
            <text:p>0.409968006902045</text:p>
          </table:table-cell>
          <table:table-cell table:formula="of:=RAND()" office:value-type="float" office:value="0.685665471013538" calcext:value-type="float">
            <text:p>0.685665471013538</text:p>
          </table:table-cell>
          <table:table-cell table:formula="of:=RAND()" office:value-type="float" office:value="0.257969826080155" calcext:value-type="float">
            <text:p>0.257969826080155</text:p>
          </table:table-cell>
          <table:table-cell table:formula="of:=RAND()" office:value-type="float" office:value="0.205846383903898" calcext:value-type="float">
            <text:p>0.205846383903898</text:p>
          </table:table-cell>
          <table:table-cell table:formula="of:=RAND()" office:value-type="float" office:value="0.982086060499299" calcext:value-type="float">
            <text:p>0.982086060499299</text:p>
          </table:table-cell>
          <table:table-cell table:formula="of:=RAND()" office:value-type="float" office:value="0.249660142138247" calcext:value-type="float">
            <text:p>0.249660142138247</text:p>
          </table:table-cell>
          <table:table-cell table:formula="of:=RAND()" office:value-type="float" office:value="0.917373428425236" calcext:value-type="float">
            <text:p>0.917373428425236</text:p>
          </table:table-cell>
          <table:table-cell table:formula="of:=RAND()" office:value-type="float" office:value="0.0468684250395613" calcext:value-type="float">
            <text:p>0.046868425039561</text:p>
          </table:table-cell>
        </table:table-row>
        <table:table-row table:style-name="ro1">
          <table:table-cell office:value-type="string" calcext:value-type="string">
            <text:p>observation_5</text:p>
          </table:table-cell>
          <table:table-cell office:value-type="string" calcext:value-type="string">
            <text:p>group_1</text:p>
          </table:table-cell>
          <table:table-cell table:formula="of:=RAND()" office:value-type="float" office:value="0.171654798698225" calcext:value-type="float">
            <text:p>0.171654798698225</text:p>
          </table:table-cell>
          <table:table-cell table:formula="of:=RAND()" office:value-type="float" office:value="0.801485584825742" calcext:value-type="float">
            <text:p>0.801485584825742</text:p>
          </table:table-cell>
          <table:table-cell table:formula="of:=RAND()" office:value-type="float" office:value="0.621192555805615" calcext:value-type="float">
            <text:p>0.621192555805615</text:p>
          </table:table-cell>
          <table:table-cell table:formula="of:=RAND()" office:value-type="float" office:value="0.852559131933856" calcext:value-type="float">
            <text:p>0.852559131933856</text:p>
          </table:table-cell>
          <table:table-cell table:formula="of:=RAND()" office:value-type="float" office:value="0.195689902581302" calcext:value-type="float">
            <text:p>0.195689902581302</text:p>
          </table:table-cell>
          <table:table-cell table:formula="of:=RAND()" office:value-type="float" office:value="0.349950141944872" calcext:value-type="float">
            <text:p>0.349950141944872</text:p>
          </table:table-cell>
          <table:table-cell table:formula="of:=RAND()" office:value-type="float" office:value="0.675022210107526" calcext:value-type="float">
            <text:p>0.675022210107526</text:p>
          </table:table-cell>
          <table:table-cell table:formula="of:=RAND()" office:value-type="float" office:value="0.799884128065415" calcext:value-type="float">
            <text:p>0.799884128065415</text:p>
          </table:table-cell>
          <table:table-cell table:formula="of:=RAND()" office:value-type="float" office:value="0.481073144588704" calcext:value-type="float">
            <text:p>0.481073144588704</text:p>
          </table:table-cell>
          <table:table-cell table:formula="of:=RAND()" office:value-type="float" office:value="0.182511230258937" calcext:value-type="float">
            <text:p>0.182511230258937</text:p>
          </table:table-cell>
          <table:table-cell table:formula="of:=RAND()" office:value-type="float" office:value="0.191305971137115" calcext:value-type="float">
            <text:p>0.191305971137115</text:p>
          </table:table-cell>
          <table:table-cell table:formula="of:=RAND()" office:value-type="float" office:value="0.933049180341568" calcext:value-type="float">
            <text:p>0.933049180341568</text:p>
          </table:table-cell>
          <table:table-cell table:formula="of:=RAND()" office:value-type="float" office:value="0.658455669493019" calcext:value-type="float">
            <text:p>0.658455669493019</text:p>
          </table:table-cell>
          <table:table-cell table:formula="of:=RAND()" office:value-type="float" office:value="0.960994010327734" calcext:value-type="float">
            <text:p>0.960994010327734</text:p>
          </table:table-cell>
          <table:table-cell table:formula="of:=RAND()" office:value-type="float" office:value="0.435009392206751" calcext:value-type="float">
            <text:p>0.435009392206751</text:p>
          </table:table-cell>
          <table:table-cell table:formula="of:=RAND()" office:value-type="float" office:value="0.956661098431895" calcext:value-type="float">
            <text:p>0.956661098431895</text:p>
          </table:table-cell>
          <table:table-cell table:formula="of:=RAND()" office:value-type="float" office:value="0.554887721156303" calcext:value-type="float">
            <text:p>0.554887721156303</text:p>
          </table:table-cell>
          <table:table-cell table:formula="of:=RAND()" office:value-type="float" office:value="0.462952263160318" calcext:value-type="float">
            <text:p>0.462952263160318</text:p>
          </table:table-cell>
          <table:table-cell table:formula="of:=RAND()" office:value-type="float" office:value="0.639958140899944" calcext:value-type="float">
            <text:p>0.639958140899944</text:p>
          </table:table-cell>
          <table:table-cell table:formula="of:=RAND()" office:value-type="float" office:value="0.427845783643899" calcext:value-type="float">
            <text:p>0.427845783643899</text:p>
          </table:table-cell>
          <table:table-cell table:formula="of:=RAND()" office:value-type="float" office:value="0.268063435506758" calcext:value-type="float">
            <text:p>0.268063435506758</text:p>
          </table:table-cell>
          <table:table-cell table:formula="of:=RAND()" office:value-type="float" office:value="0.130541571982926" calcext:value-type="float">
            <text:p>0.130541571982926</text:p>
          </table:table-cell>
          <table:table-cell table:formula="of:=RAND()" office:value-type="float" office:value="0.0485901900710163" calcext:value-type="float">
            <text:p>0.048590190071016</text:p>
          </table:table-cell>
          <table:table-cell table:formula="of:=RAND()" office:value-type="float" office:value="0.222170312550483" calcext:value-type="float">
            <text:p>0.222170312550483</text:p>
          </table:table-cell>
          <table:table-cell table:formula="of:=RAND()" office:value-type="float" office:value="0.121578291034985" calcext:value-type="float">
            <text:p>0.121578291034985</text:p>
          </table:table-cell>
          <table:table-cell table:formula="of:=RAND()" office:value-type="float" office:value="0.100221551737382" calcext:value-type="float">
            <text:p>0.100221551737382</text:p>
          </table:table-cell>
          <table:table-cell table:formula="of:=RAND()" office:value-type="float" office:value="0.0960990419230335" calcext:value-type="float">
            <text:p>0.096099041923034</text:p>
          </table:table-cell>
          <table:table-cell table:formula="of:=RAND()" office:value-type="float" office:value="0.104673819424566" calcext:value-type="float">
            <text:p>0.104673819424566</text:p>
          </table:table-cell>
          <table:table-cell table:formula="of:=RAND()" office:value-type="float" office:value="0.633033394102981" calcext:value-type="float">
            <text:p>0.633033394102981</text:p>
          </table:table-cell>
          <table:table-cell table:formula="of:=RAND()" office:value-type="float" office:value="0.65256156436459" calcext:value-type="float">
            <text:p>0.65256156436459</text:p>
          </table:table-cell>
        </table:table-row>
        <table:table-row table:style-name="ro1">
          <table:table-cell office:value-type="string" calcext:value-type="string">
            <text:p>observation_6</text:p>
          </table:table-cell>
          <table:table-cell office:value-type="string" calcext:value-type="string">
            <text:p>group_1</text:p>
          </table:table-cell>
          <table:table-cell table:formula="of:=RAND()" office:value-type="float" office:value="0.0107830446742061" calcext:value-type="float">
            <text:p>0.010783044674206</text:p>
          </table:table-cell>
          <table:table-cell table:formula="of:=RAND()" office:value-type="float" office:value="0.630747780987281" calcext:value-type="float">
            <text:p>0.630747780987281</text:p>
          </table:table-cell>
          <table:table-cell table:formula="of:=RAND()" office:value-type="float" office:value="0.161154352749506" calcext:value-type="float">
            <text:p>0.161154352749506</text:p>
          </table:table-cell>
          <table:table-cell table:formula="of:=RAND()" office:value-type="float" office:value="0.10180659316758" calcext:value-type="float">
            <text:p>0.10180659316758</text:p>
          </table:table-cell>
          <table:table-cell table:formula="of:=RAND()" office:value-type="float" office:value="0.831668980941851" calcext:value-type="float">
            <text:p>0.831668980941851</text:p>
          </table:table-cell>
          <table:table-cell table:formula="of:=RAND()" office:value-type="float" office:value="0.517458373404711" calcext:value-type="float">
            <text:p>0.517458373404711</text:p>
          </table:table-cell>
          <table:table-cell table:formula="of:=RAND()" office:value-type="float" office:value="0.885201330402023" calcext:value-type="float">
            <text:p>0.885201330402023</text:p>
          </table:table-cell>
          <table:table-cell table:formula="of:=RAND()" office:value-type="float" office:value="0.698021063658483" calcext:value-type="float">
            <text:p>0.698021063658483</text:p>
          </table:table-cell>
          <table:table-cell table:formula="of:=RAND()" office:value-type="float" office:value="0.540908514429322" calcext:value-type="float">
            <text:p>0.540908514429322</text:p>
          </table:table-cell>
          <table:table-cell table:formula="of:=RAND()" office:value-type="float" office:value="0.683245405033301" calcext:value-type="float">
            <text:p>0.683245405033301</text:p>
          </table:table-cell>
          <table:table-cell table:formula="of:=RAND()" office:value-type="float" office:value="0.994879823930762" calcext:value-type="float">
            <text:p>0.994879823930762</text:p>
          </table:table-cell>
          <table:table-cell table:formula="of:=RAND()" office:value-type="float" office:value="0.821562977198311" calcext:value-type="float">
            <text:p>0.821562977198311</text:p>
          </table:table-cell>
          <table:table-cell table:formula="of:=RAND()" office:value-type="float" office:value="0.980772644036682" calcext:value-type="float">
            <text:p>0.980772644036682</text:p>
          </table:table-cell>
          <table:table-cell table:formula="of:=RAND()" office:value-type="float" office:value="0.490290824816933" calcext:value-type="float">
            <text:p>0.490290824816933</text:p>
          </table:table-cell>
          <table:table-cell table:formula="of:=RAND()" office:value-type="float" office:value="0.0175733308653129" calcext:value-type="float">
            <text:p>0.017573330865313</text:p>
          </table:table-cell>
          <table:table-cell table:formula="of:=RAND()" office:value-type="float" office:value="0.459543329844784" calcext:value-type="float">
            <text:p>0.459543329844784</text:p>
          </table:table-cell>
          <table:table-cell table:formula="of:=RAND()" office:value-type="float" office:value="0.223045046559509" calcext:value-type="float">
            <text:p>0.223045046559509</text:p>
          </table:table-cell>
          <table:table-cell table:formula="of:=RAND()" office:value-type="float" office:value="0.344909338754263" calcext:value-type="float">
            <text:p>0.344909338754263</text:p>
          </table:table-cell>
          <table:table-cell table:formula="of:=RAND()" office:value-type="float" office:value="0.86525568450185" calcext:value-type="float">
            <text:p>0.86525568450185</text:p>
          </table:table-cell>
          <table:table-cell table:formula="of:=RAND()" office:value-type="float" office:value="0.556248025487973" calcext:value-type="float">
            <text:p>0.556248025487973</text:p>
          </table:table-cell>
          <table:table-cell table:formula="of:=RAND()" office:value-type="float" office:value="0.307414721765466" calcext:value-type="float">
            <text:p>0.307414721765466</text:p>
          </table:table-cell>
          <table:table-cell table:formula="of:=RAND()" office:value-type="float" office:value="0.880925818798988" calcext:value-type="float">
            <text:p>0.880925818798988</text:p>
          </table:table-cell>
          <table:table-cell table:formula="of:=RAND()" office:value-type="float" office:value="0.626338733820004" calcext:value-type="float">
            <text:p>0.626338733820004</text:p>
          </table:table-cell>
          <table:table-cell table:formula="of:=RAND()" office:value-type="float" office:value="0.366848238393733" calcext:value-type="float">
            <text:p>0.366848238393733</text:p>
          </table:table-cell>
          <table:table-cell table:formula="of:=RAND()" office:value-type="float" office:value="0.219226295871191" calcext:value-type="float">
            <text:p>0.219226295871191</text:p>
          </table:table-cell>
          <table:table-cell table:formula="of:=RAND()" office:value-type="float" office:value="0.346015755409716" calcext:value-type="float">
            <text:p>0.346015755409716</text:p>
          </table:table-cell>
          <table:table-cell table:formula="of:=RAND()" office:value-type="float" office:value="0.511875392365205" calcext:value-type="float">
            <text:p>0.511875392365205</text:p>
          </table:table-cell>
          <table:table-cell table:formula="of:=RAND()" office:value-type="float" office:value="0.372570357589655" calcext:value-type="float">
            <text:p>0.372570357589655</text:p>
          </table:table-cell>
          <table:table-cell table:formula="of:=RAND()" office:value-type="float" office:value="0.676298516142837" calcext:value-type="float">
            <text:p>0.676298516142837</text:p>
          </table:table-cell>
          <table:table-cell table:formula="of:=RAND()" office:value-type="float" office:value="0.00331307809331411" calcext:value-type="float">
            <text:p>0.003313078093314</text:p>
          </table:table-cell>
        </table:table-row>
        <table:table-row table:style-name="ro1">
          <table:table-cell office:value-type="string" calcext:value-type="string">
            <text:p>observation_7</text:p>
          </table:table-cell>
          <table:table-cell office:value-type="string" calcext:value-type="string">
            <text:p>group_1</text:p>
          </table:table-cell>
          <table:table-cell table:formula="of:=RAND()" office:value-type="float" office:value="0.428185888197803" calcext:value-type="float">
            <text:p>0.428185888197803</text:p>
          </table:table-cell>
          <table:table-cell table:formula="of:=RAND()" office:value-type="float" office:value="0.801673966576581" calcext:value-type="float">
            <text:p>0.801673966576581</text:p>
          </table:table-cell>
          <table:table-cell table:formula="of:=RAND()" office:value-type="float" office:value="0.0209238848087026" calcext:value-type="float">
            <text:p>0.020923884808703</text:p>
          </table:table-cell>
          <table:table-cell table:formula="of:=RAND()" office:value-type="float" office:value="0.23285938693813" calcext:value-type="float">
            <text:p>0.23285938693813</text:p>
          </table:table-cell>
          <table:table-cell table:formula="of:=RAND()" office:value-type="float" office:value="0.42134174008295" calcext:value-type="float">
            <text:p>0.42134174008295</text:p>
          </table:table-cell>
          <table:table-cell table:formula="of:=RAND()" office:value-type="float" office:value="0.985102595165766" calcext:value-type="float">
            <text:p>0.985102595165766</text:p>
          </table:table-cell>
          <table:table-cell table:formula="of:=RAND()" office:value-type="float" office:value="0.03073107888529" calcext:value-type="float">
            <text:p>0.03073107888529</text:p>
          </table:table-cell>
          <table:table-cell table:formula="of:=RAND()" office:value-type="float" office:value="0.843645299428452" calcext:value-type="float">
            <text:p>0.843645299428452</text:p>
          </table:table-cell>
          <table:table-cell table:formula="of:=RAND()" office:value-type="float" office:value="0.650331796084967" calcext:value-type="float">
            <text:p>0.650331796084967</text:p>
          </table:table-cell>
          <table:table-cell table:formula="of:=RAND()" office:value-type="float" office:value="0.681451519021351" calcext:value-type="float">
            <text:p>0.681451519021351</text:p>
          </table:table-cell>
          <table:table-cell table:formula="of:=RAND()" office:value-type="float" office:value="0.861129524704403" calcext:value-type="float">
            <text:p>0.861129524704403</text:p>
          </table:table-cell>
          <table:table-cell table:formula="of:=RAND()" office:value-type="float" office:value="0.463000029769704" calcext:value-type="float">
            <text:p>0.463000029769704</text:p>
          </table:table-cell>
          <table:table-cell table:formula="of:=RAND()" office:value-type="float" office:value="0.34371427080383" calcext:value-type="float">
            <text:p>0.34371427080383</text:p>
          </table:table-cell>
          <table:table-cell table:formula="of:=RAND()" office:value-type="float" office:value="0.0130509888867984" calcext:value-type="float">
            <text:p>0.013050988886798</text:p>
          </table:table-cell>
          <table:table-cell table:formula="of:=RAND()" office:value-type="float" office:value="0.423669636465715" calcext:value-type="float">
            <text:p>0.423669636465715</text:p>
          </table:table-cell>
          <table:table-cell table:formula="of:=RAND()" office:value-type="float" office:value="0.0662153445879907" calcext:value-type="float">
            <text:p>0.066215344587991</text:p>
          </table:table-cell>
          <table:table-cell table:formula="of:=RAND()" office:value-type="float" office:value="0.570068857918292" calcext:value-type="float">
            <text:p>0.570068857918292</text:p>
          </table:table-cell>
          <table:table-cell table:formula="of:=RAND()" office:value-type="float" office:value="0.728955731166237" calcext:value-type="float">
            <text:p>0.728955731166237</text:p>
          </table:table-cell>
          <table:table-cell table:formula="of:=RAND()" office:value-type="float" office:value="0.0133936223746994" calcext:value-type="float">
            <text:p>0.0133936223747</text:p>
          </table:table-cell>
          <table:table-cell table:formula="of:=RAND()" office:value-type="float" office:value="0.216571237445206" calcext:value-type="float">
            <text:p>0.216571237445206</text:p>
          </table:table-cell>
          <table:table-cell table:formula="of:=RAND()" office:value-type="float" office:value="0.911006541830762" calcext:value-type="float">
            <text:p>0.911006541830762</text:p>
          </table:table-cell>
          <table:table-cell table:formula="of:=RAND()" office:value-type="float" office:value="0.528158637585319" calcext:value-type="float">
            <text:p>0.528158637585319</text:p>
          </table:table-cell>
          <table:table-cell table:formula="of:=RAND()" office:value-type="float" office:value="0.84872543671806" calcext:value-type="float">
            <text:p>0.84872543671806</text:p>
          </table:table-cell>
          <table:table-cell table:formula="of:=RAND()" office:value-type="float" office:value="0.109442819847644" calcext:value-type="float">
            <text:p>0.109442819847644</text:p>
          </table:table-cell>
          <table:table-cell table:formula="of:=RAND()" office:value-type="float" office:value="0.832298753031248" calcext:value-type="float">
            <text:p>0.832298753031248</text:p>
          </table:table-cell>
          <table:table-cell table:formula="of:=RAND()" office:value-type="float" office:value="0.109989309480154" calcext:value-type="float">
            <text:p>0.109989309480154</text:p>
          </table:table-cell>
          <table:table-cell table:formula="of:=RAND()" office:value-type="float" office:value="0.687927795367371" calcext:value-type="float">
            <text:p>0.687927795367371</text:p>
          </table:table-cell>
          <table:table-cell table:formula="of:=RAND()" office:value-type="float" office:value="0.900077626311179" calcext:value-type="float">
            <text:p>0.900077626311179</text:p>
          </table:table-cell>
          <table:table-cell table:formula="of:=RAND()" office:value-type="float" office:value="0.594053059657192" calcext:value-type="float">
            <text:p>0.594053059657192</text:p>
          </table:table-cell>
          <table:table-cell table:formula="of:=RAND()" office:value-type="float" office:value="0.917396712068654" calcext:value-type="float">
            <text:p>0.917396712068654</text:p>
          </table:table-cell>
        </table:table-row>
        <table:table-row table:style-name="ro1">
          <table:table-cell office:value-type="string" calcext:value-type="string">
            <text:p>observation_8</text:p>
          </table:table-cell>
          <table:table-cell office:value-type="string" calcext:value-type="string">
            <text:p>group_1</text:p>
          </table:table-cell>
          <table:table-cell table:formula="of:=RAND()" office:value-type="float" office:value="0.0788197465231559" calcext:value-type="float">
            <text:p>0.078819746523156</text:p>
          </table:table-cell>
          <table:table-cell table:formula="of:=RAND()" office:value-type="float" office:value="0.0900062948109103" calcext:value-type="float">
            <text:p>0.09000629481091</text:p>
          </table:table-cell>
          <table:table-cell table:formula="of:=RAND()" office:value-type="float" office:value="0.260649333906567" calcext:value-type="float">
            <text:p>0.260649333906567</text:p>
          </table:table-cell>
          <table:table-cell table:formula="of:=RAND()" office:value-type="float" office:value="0.0797752803637463" calcext:value-type="float">
            <text:p>0.079775280363746</text:p>
          </table:table-cell>
          <table:table-cell table:formula="of:=RAND()" office:value-type="float" office:value="0.987239066320905" calcext:value-type="float">
            <text:p>0.987239066320905</text:p>
          </table:table-cell>
          <table:table-cell table:formula="of:=RAND()" office:value-type="float" office:value="0.167518295441162" calcext:value-type="float">
            <text:p>0.167518295441162</text:p>
          </table:table-cell>
          <table:table-cell table:formula="of:=RAND()" office:value-type="float" office:value="0.271974261810312" calcext:value-type="float">
            <text:p>0.271974261810312</text:p>
          </table:table-cell>
          <table:table-cell table:formula="of:=RAND()" office:value-type="float" office:value="0.220150803701522" calcext:value-type="float">
            <text:p>0.220150803701522</text:p>
          </table:table-cell>
          <table:table-cell table:formula="of:=RAND()" office:value-type="float" office:value="0.191876355846939" calcext:value-type="float">
            <text:p>0.191876355846939</text:p>
          </table:table-cell>
          <table:table-cell table:formula="of:=RAND()" office:value-type="float" office:value="0.546923890100444" calcext:value-type="float">
            <text:p>0.546923890100444</text:p>
          </table:table-cell>
          <table:table-cell table:formula="of:=RAND()" office:value-type="float" office:value="0.694065425146022" calcext:value-type="float">
            <text:p>0.694065425146022</text:p>
          </table:table-cell>
          <table:table-cell table:formula="of:=RAND()" office:value-type="float" office:value="0.110741895239724" calcext:value-type="float">
            <text:p>0.110741895239724</text:p>
          </table:table-cell>
          <table:table-cell table:formula="of:=RAND()" office:value-type="float" office:value="0.883149385179917" calcext:value-type="float">
            <text:p>0.883149385179917</text:p>
          </table:table-cell>
          <table:table-cell table:formula="of:=RAND()" office:value-type="float" office:value="0.188792052315586" calcext:value-type="float">
            <text:p>0.188792052315586</text:p>
          </table:table-cell>
          <table:table-cell table:formula="of:=RAND()" office:value-type="float" office:value="0.915089853060631" calcext:value-type="float">
            <text:p>0.915089853060631</text:p>
          </table:table-cell>
          <table:table-cell table:formula="of:=RAND()" office:value-type="float" office:value="0.658336613608617" calcext:value-type="float">
            <text:p>0.658336613608617</text:p>
          </table:table-cell>
          <table:table-cell table:formula="of:=RAND()" office:value-type="float" office:value="0.645570180228816" calcext:value-type="float">
            <text:p>0.645570180228816</text:p>
          </table:table-cell>
          <table:table-cell table:formula="of:=RAND()" office:value-type="float" office:value="0.994524081645207" calcext:value-type="float">
            <text:p>0.994524081645207</text:p>
          </table:table-cell>
          <table:table-cell table:formula="of:=RAND()" office:value-type="float" office:value="0.688732884586997" calcext:value-type="float">
            <text:p>0.688732884586997</text:p>
          </table:table-cell>
          <table:table-cell table:formula="of:=RAND()" office:value-type="float" office:value="0.43025720687469" calcext:value-type="float">
            <text:p>0.43025720687469</text:p>
          </table:table-cell>
          <table:table-cell table:formula="of:=RAND()" office:value-type="float" office:value="0.235142374338547" calcext:value-type="float">
            <text:p>0.235142374338547</text:p>
          </table:table-cell>
          <table:table-cell table:formula="of:=RAND()" office:value-type="float" office:value="0.146243416935709" calcext:value-type="float">
            <text:p>0.146243416935709</text:p>
          </table:table-cell>
          <table:table-cell table:formula="of:=RAND()" office:value-type="float" office:value="0.388228901982979" calcext:value-type="float">
            <text:p>0.388228901982979</text:p>
          </table:table-cell>
          <table:table-cell table:formula="of:=RAND()" office:value-type="float" office:value="0.359069257931212" calcext:value-type="float">
            <text:p>0.359069257931212</text:p>
          </table:table-cell>
          <table:table-cell table:formula="of:=RAND()" office:value-type="float" office:value="0.817690659136772" calcext:value-type="float">
            <text:p>0.817690659136772</text:p>
          </table:table-cell>
          <table:table-cell table:formula="of:=RAND()" office:value-type="float" office:value="0.888787625149993" calcext:value-type="float">
            <text:p>0.888787625149993</text:p>
          </table:table-cell>
          <table:table-cell table:formula="of:=RAND()" office:value-type="float" office:value="0.786498360249813" calcext:value-type="float">
            <text:p>0.786498360249813</text:p>
          </table:table-cell>
          <table:table-cell table:formula="of:=RAND()" office:value-type="float" office:value="0.275276893454639" calcext:value-type="float">
            <text:p>0.275276893454639</text:p>
          </table:table-cell>
          <table:table-cell table:formula="of:=RAND()" office:value-type="float" office:value="0.214582870086387" calcext:value-type="float">
            <text:p>0.214582870086387</text:p>
          </table:table-cell>
          <table:table-cell table:formula="of:=RAND()" office:value-type="float" office:value="0.64110209264079" calcext:value-type="float">
            <text:p>0.64110209264079</text:p>
          </table:table-cell>
        </table:table-row>
        <table:table-row table:style-name="ro1">
          <table:table-cell office:value-type="string" calcext:value-type="string">
            <text:p>observation_9</text:p>
          </table:table-cell>
          <table:table-cell office:value-type="string" calcext:value-type="string">
            <text:p>group_1</text:p>
          </table:table-cell>
          <table:table-cell table:formula="of:=RAND()" office:value-type="float" office:value="0.638540850270764" calcext:value-type="float">
            <text:p>0.638540850270764</text:p>
          </table:table-cell>
          <table:table-cell table:formula="of:=RAND()" office:value-type="float" office:value="0.118724763421737" calcext:value-type="float">
            <text:p>0.118724763421737</text:p>
          </table:table-cell>
          <table:table-cell table:formula="of:=RAND()" office:value-type="float" office:value="0.467843202135745" calcext:value-type="float">
            <text:p>0.467843202135745</text:p>
          </table:table-cell>
          <table:table-cell table:formula="of:=RAND()" office:value-type="float" office:value="0.843425015791465" calcext:value-type="float">
            <text:p>0.843425015791465</text:p>
          </table:table-cell>
          <table:table-cell table:formula="of:=RAND()" office:value-type="float" office:value="0.0256740978025922" calcext:value-type="float">
            <text:p>0.025674097802592</text:p>
          </table:table-cell>
          <table:table-cell table:formula="of:=RAND()" office:value-type="float" office:value="0.181858524656745" calcext:value-type="float">
            <text:p>0.181858524656745</text:p>
          </table:table-cell>
          <table:table-cell table:formula="of:=RAND()" office:value-type="float" office:value="0.258910667837985" calcext:value-type="float">
            <text:p>0.258910667837985</text:p>
          </table:table-cell>
          <table:table-cell table:formula="of:=RAND()" office:value-type="float" office:value="0.817509909175934" calcext:value-type="float">
            <text:p>0.817509909175934</text:p>
          </table:table-cell>
          <table:table-cell table:formula="of:=RAND()" office:value-type="float" office:value="0.344784001846907" calcext:value-type="float">
            <text:p>0.344784001846907</text:p>
          </table:table-cell>
          <table:table-cell table:formula="of:=RAND()" office:value-type="float" office:value="0.17076792406836" calcext:value-type="float">
            <text:p>0.17076792406836</text:p>
          </table:table-cell>
          <table:table-cell table:formula="of:=RAND()" office:value-type="float" office:value="0.616847953353134" calcext:value-type="float">
            <text:p>0.616847953353134</text:p>
          </table:table-cell>
          <table:table-cell table:formula="of:=RAND()" office:value-type="float" office:value="0.392461206090367" calcext:value-type="float">
            <text:p>0.392461206090367</text:p>
          </table:table-cell>
          <table:table-cell table:formula="of:=RAND()" office:value-type="float" office:value="0.83401336626984" calcext:value-type="float">
            <text:p>0.83401336626984</text:p>
          </table:table-cell>
          <table:table-cell table:formula="of:=RAND()" office:value-type="float" office:value="0.833150226555544" calcext:value-type="float">
            <text:p>0.833150226555544</text:p>
          </table:table-cell>
          <table:table-cell table:formula="of:=RAND()" office:value-type="float" office:value="0.0445194193409107" calcext:value-type="float">
            <text:p>0.044519419340911</text:p>
          </table:table-cell>
          <table:table-cell table:formula="of:=RAND()" office:value-type="float" office:value="0.781107152254975" calcext:value-type="float">
            <text:p>0.781107152254975</text:p>
          </table:table-cell>
          <table:table-cell table:formula="of:=RAND()" office:value-type="float" office:value="0.0611390055347726" calcext:value-type="float">
            <text:p>0.061139005534773</text:p>
          </table:table-cell>
          <table:table-cell table:formula="of:=RAND()" office:value-type="float" office:value="0.0208416028326471" calcext:value-type="float">
            <text:p>0.020841602832647</text:p>
          </table:table-cell>
          <table:table-cell table:formula="of:=RAND()" office:value-type="float" office:value="0.232972492875119" calcext:value-type="float">
            <text:p>0.232972492875119</text:p>
          </table:table-cell>
          <table:table-cell table:formula="of:=RAND()" office:value-type="float" office:value="0.744595837971766" calcext:value-type="float">
            <text:p>0.744595837971766</text:p>
          </table:table-cell>
          <table:table-cell table:formula="of:=RAND()" office:value-type="float" office:value="0.721693100778596" calcext:value-type="float">
            <text:p>0.721693100778596</text:p>
          </table:table-cell>
          <table:table-cell table:formula="of:=RAND()" office:value-type="float" office:value="0.666935836992777" calcext:value-type="float">
            <text:p>0.666935836992777</text:p>
          </table:table-cell>
          <table:table-cell table:formula="of:=RAND()" office:value-type="float" office:value="0.496603785841978" calcext:value-type="float">
            <text:p>0.496603785841978</text:p>
          </table:table-cell>
          <table:table-cell table:formula="of:=RAND()" office:value-type="float" office:value="0.788549477392047" calcext:value-type="float">
            <text:p>0.788549477392047</text:p>
          </table:table-cell>
          <table:table-cell table:formula="of:=RAND()" office:value-type="float" office:value="0.24377429236929" calcext:value-type="float">
            <text:p>0.24377429236929</text:p>
          </table:table-cell>
          <table:table-cell table:formula="of:=RAND()" office:value-type="float" office:value="0.806063051646382" calcext:value-type="float">
            <text:p>0.806063051646382</text:p>
          </table:table-cell>
          <table:table-cell table:formula="of:=RAND()" office:value-type="float" office:value="0.101913908824838" calcext:value-type="float">
            <text:p>0.101913908824838</text:p>
          </table:table-cell>
          <table:table-cell table:formula="of:=RAND()" office:value-type="float" office:value="0.41941607952499" calcext:value-type="float">
            <text:p>0.41941607952499</text:p>
          </table:table-cell>
          <table:table-cell table:formula="of:=RAND()" office:value-type="float" office:value="0.245522009816369" calcext:value-type="float">
            <text:p>0.245522009816369</text:p>
          </table:table-cell>
          <table:table-cell table:formula="of:=RAND()" office:value-type="float" office:value="0.787108709264858" calcext:value-type="float">
            <text:p>0.787108709264858</text:p>
          </table:table-cell>
        </table:table-row>
        <table:table-row table:style-name="ro1">
          <table:table-cell office:value-type="string" calcext:value-type="string">
            <text:p>observation_10</text:p>
          </table:table-cell>
          <table:table-cell office:value-type="string" calcext:value-type="string">
            <text:p>group_1</text:p>
          </table:table-cell>
          <table:table-cell table:formula="of:=RAND()" office:value-type="float" office:value="0.507550263109412" calcext:value-type="float">
            <text:p>0.507550263109412</text:p>
          </table:table-cell>
          <table:table-cell table:formula="of:=RAND()" office:value-type="float" office:value="0.680188686093947" calcext:value-type="float">
            <text:p>0.680188686093947</text:p>
          </table:table-cell>
          <table:table-cell table:formula="of:=RAND()" office:value-type="float" office:value="0.379173850262082" calcext:value-type="float">
            <text:p>0.379173850262082</text:p>
          </table:table-cell>
          <table:table-cell table:formula="of:=RAND()" office:value-type="float" office:value="0.123093596613766" calcext:value-type="float">
            <text:p>0.123093596613766</text:p>
          </table:table-cell>
          <table:table-cell table:formula="of:=RAND()" office:value-type="float" office:value="0.544577810408996" calcext:value-type="float">
            <text:p>0.544577810408996</text:p>
          </table:table-cell>
          <table:table-cell table:formula="of:=RAND()" office:value-type="float" office:value="0.893987135518216" calcext:value-type="float">
            <text:p>0.893987135518216</text:p>
          </table:table-cell>
          <table:table-cell table:formula="of:=RAND()" office:value-type="float" office:value="0.835240788929745" calcext:value-type="float">
            <text:p>0.835240788929745</text:p>
          </table:table-cell>
          <table:table-cell table:formula="of:=RAND()" office:value-type="float" office:value="0.809192606106614" calcext:value-type="float">
            <text:p>0.809192606106614</text:p>
          </table:table-cell>
          <table:table-cell table:formula="of:=RAND()" office:value-type="float" office:value="0.590275037718159" calcext:value-type="float">
            <text:p>0.590275037718159</text:p>
          </table:table-cell>
          <table:table-cell table:formula="of:=RAND()" office:value-type="float" office:value="0.548407435913121" calcext:value-type="float">
            <text:p>0.548407435913121</text:p>
          </table:table-cell>
          <table:table-cell table:formula="of:=RAND()" office:value-type="float" office:value="0.0394530748421326" calcext:value-type="float">
            <text:p>0.039453074842133</text:p>
          </table:table-cell>
          <table:table-cell table:formula="of:=RAND()" office:value-type="float" office:value="0.585704927607508" calcext:value-type="float">
            <text:p>0.585704927607508</text:p>
          </table:table-cell>
          <table:table-cell table:formula="of:=RAND()" office:value-type="float" office:value="0.477222046158886" calcext:value-type="float">
            <text:p>0.477222046158886</text:p>
          </table:table-cell>
          <table:table-cell table:formula="of:=RAND()" office:value-type="float" office:value="0.357092282998339" calcext:value-type="float">
            <text:p>0.357092282998339</text:p>
          </table:table-cell>
          <table:table-cell table:formula="of:=RAND()" office:value-type="float" office:value="0.183817748362942" calcext:value-type="float">
            <text:p>0.183817748362942</text:p>
          </table:table-cell>
          <table:table-cell table:formula="of:=RAND()" office:value-type="float" office:value="0.0107684111845666" calcext:value-type="float">
            <text:p>0.010768411184567</text:p>
          </table:table-cell>
          <table:table-cell table:formula="of:=RAND()" office:value-type="float" office:value="0.0790713881736044" calcext:value-type="float">
            <text:p>0.079071388173605</text:p>
          </table:table-cell>
          <table:table-cell table:formula="of:=RAND()" office:value-type="float" office:value="0.938942344111782" calcext:value-type="float">
            <text:p>0.938942344111782</text:p>
          </table:table-cell>
          <table:table-cell table:formula="of:=RAND()" office:value-type="float" office:value="0.652845176433705" calcext:value-type="float">
            <text:p>0.652845176433705</text:p>
          </table:table-cell>
          <table:table-cell table:formula="of:=RAND()" office:value-type="float" office:value="0.276848772500633" calcext:value-type="float">
            <text:p>0.276848772500633</text:p>
          </table:table-cell>
          <table:table-cell table:formula="of:=RAND()" office:value-type="float" office:value="0.214894999067891" calcext:value-type="float">
            <text:p>0.214894999067891</text:p>
          </table:table-cell>
          <table:table-cell table:formula="of:=RAND()" office:value-type="float" office:value="0.683868702280502" calcext:value-type="float">
            <text:p>0.683868702280502</text:p>
          </table:table-cell>
          <table:table-cell table:formula="of:=RAND()" office:value-type="float" office:value="0.870211704275023" calcext:value-type="float">
            <text:p>0.870211704275023</text:p>
          </table:table-cell>
          <table:table-cell table:formula="of:=RAND()" office:value-type="float" office:value="0.640893799928954" calcext:value-type="float">
            <text:p>0.640893799928954</text:p>
          </table:table-cell>
          <table:table-cell table:formula="of:=RAND()" office:value-type="float" office:value="0.987881950435138" calcext:value-type="float">
            <text:p>0.987881950435138</text:p>
          </table:table-cell>
          <table:table-cell table:formula="of:=RAND()" office:value-type="float" office:value="0.606750575574406" calcext:value-type="float">
            <text:p>0.606750575574406</text:p>
          </table:table-cell>
          <table:table-cell table:formula="of:=RAND()" office:value-type="float" office:value="0.0462218162530713" calcext:value-type="float">
            <text:p>0.046221816253071</text:p>
          </table:table-cell>
          <table:table-cell table:formula="of:=RAND()" office:value-type="float" office:value="0.400288431727596" calcext:value-type="float">
            <text:p>0.400288431727596</text:p>
          </table:table-cell>
          <table:table-cell table:formula="of:=RAND()" office:value-type="float" office:value="0.294773468183215" calcext:value-type="float">
            <text:p>0.294773468183215</text:p>
          </table:table-cell>
          <table:table-cell table:formula="of:=RAND()" office:value-type="float" office:value="0.865020082419295" calcext:value-type="float">
            <text:p>0.865020082419295</text:p>
          </table:table-cell>
        </table:table-row>
        <table:table-row table:style-name="ro1">
          <table:table-cell office:value-type="string" calcext:value-type="string">
            <text:p>observation_11</text:p>
          </table:table-cell>
          <table:table-cell office:value-type="string" calcext:value-type="string">
            <text:p>group_2</text:p>
          </table:table-cell>
          <table:table-cell table:formula="of:=RAND()" office:value-type="float" office:value="0.297194781421454" calcext:value-type="float">
            <text:p>0.297194781421454</text:p>
          </table:table-cell>
          <table:table-cell table:formula="of:=RAND()" office:value-type="float" office:value="0.705217301408482" calcext:value-type="float">
            <text:p>0.705217301408482</text:p>
          </table:table-cell>
          <table:table-cell table:formula="of:=RAND()" office:value-type="float" office:value="0.0971576431740237" calcext:value-type="float">
            <text:p>0.097157643174024</text:p>
          </table:table-cell>
          <table:table-cell table:formula="of:=RAND()" office:value-type="float" office:value="0.220367966721264" calcext:value-type="float">
            <text:p>0.220367966721264</text:p>
          </table:table-cell>
          <table:table-cell table:formula="of:=RAND()" office:value-type="float" office:value="0.651820425143697" calcext:value-type="float">
            <text:p>0.651820425143697</text:p>
          </table:table-cell>
          <table:table-cell table:formula="of:=RAND()" office:value-type="float" office:value="0.373947052024535" calcext:value-type="float">
            <text:p>0.373947052024535</text:p>
          </table:table-cell>
          <table:table-cell table:formula="of:=RAND()" office:value-type="float" office:value="0.29504837948636" calcext:value-type="float">
            <text:p>0.29504837948636</text:p>
          </table:table-cell>
          <table:table-cell table:formula="of:=RAND()" office:value-type="float" office:value="0.393104083957519" calcext:value-type="float">
            <text:p>0.393104083957519</text:p>
          </table:table-cell>
          <table:table-cell table:formula="of:=RAND()" office:value-type="float" office:value="0.439748925484672" calcext:value-type="float">
            <text:p>0.439748925484672</text:p>
          </table:table-cell>
          <table:table-cell table:formula="of:=RAND()" office:value-type="float" office:value="0.389799167578378" calcext:value-type="float">
            <text:p>0.389799167578378</text:p>
          </table:table-cell>
          <table:table-cell table:formula="of:=RAND()" office:value-type="float" office:value="0.473531837716979" calcext:value-type="float">
            <text:p>0.473531837716979</text:p>
          </table:table-cell>
          <table:table-cell table:formula="of:=RAND()" office:value-type="float" office:value="0.690678689174824" calcext:value-type="float">
            <text:p>0.690678689174824</text:p>
          </table:table-cell>
          <table:table-cell table:formula="of:=RAND()" office:value-type="float" office:value="0.0271153140699199" calcext:value-type="float">
            <text:p>0.02711531406992</text:p>
          </table:table-cell>
          <table:table-cell table:formula="of:=RAND()" office:value-type="float" office:value="0.953276082405722" calcext:value-type="float">
            <text:p>0.953276082405722</text:p>
          </table:table-cell>
          <table:table-cell table:formula="of:=RAND()" office:value-type="float" office:value="0.946664718511843" calcext:value-type="float">
            <text:p>0.946664718511843</text:p>
          </table:table-cell>
          <table:table-cell table:formula="of:=RAND()" office:value-type="float" office:value="0.0600794480330685" calcext:value-type="float">
            <text:p>0.060079448033069</text:p>
          </table:table-cell>
          <table:table-cell table:formula="of:=RAND()" office:value-type="float" office:value="0.50315680634621" calcext:value-type="float">
            <text:p>0.50315680634621</text:p>
          </table:table-cell>
          <table:table-cell table:formula="of:=RAND()" office:value-type="float" office:value="0.131358289120333" calcext:value-type="float">
            <text:p>0.131358289120333</text:p>
          </table:table-cell>
          <table:table-cell table:formula="of:=RAND()" office:value-type="float" office:value="0.913980929470477" calcext:value-type="float">
            <text:p>0.913980929470477</text:p>
          </table:table-cell>
          <table:table-cell table:formula="of:=RAND()" office:value-type="float" office:value="0.762010239297596" calcext:value-type="float">
            <text:p>0.762010239297596</text:p>
          </table:table-cell>
          <table:table-cell table:formula="of:=RAND()" office:value-type="float" office:value="0.662985160791579" calcext:value-type="float">
            <text:p>0.662985160791579</text:p>
          </table:table-cell>
          <table:table-cell table:formula="of:=RAND()" office:value-type="float" office:value="0.360114005204765" calcext:value-type="float">
            <text:p>0.360114005204765</text:p>
          </table:table-cell>
          <table:table-cell table:formula="of:=RAND()" office:value-type="float" office:value="0.925560677194146" calcext:value-type="float">
            <text:p>0.925560677194146</text:p>
          </table:table-cell>
          <table:table-cell table:formula="of:=RAND()" office:value-type="float" office:value="0.195937386803469" calcext:value-type="float">
            <text:p>0.195937386803469</text:p>
          </table:table-cell>
          <table:table-cell table:formula="of:=RAND()" office:value-type="float" office:value="0.146980771943177" calcext:value-type="float">
            <text:p>0.146980771943177</text:p>
          </table:table-cell>
          <table:table-cell table:formula="of:=RAND()" office:value-type="float" office:value="0.675582423564932" calcext:value-type="float">
            <text:p>0.675582423564932</text:p>
          </table:table-cell>
          <table:table-cell table:formula="of:=RAND()" office:value-type="float" office:value="0.588880828467073" calcext:value-type="float">
            <text:p>0.588880828467073</text:p>
          </table:table-cell>
          <table:table-cell table:formula="of:=RAND()" office:value-type="float" office:value="0.953096167298407" calcext:value-type="float">
            <text:p>0.953096167298407</text:p>
          </table:table-cell>
          <table:table-cell table:formula="of:=RAND()" office:value-type="float" office:value="0.663870888470502" calcext:value-type="float">
            <text:p>0.663870888470502</text:p>
          </table:table-cell>
          <table:table-cell table:formula="of:=RAND()" office:value-type="float" office:value="0.337884029715867" calcext:value-type="float">
            <text:p>0.337884029715867</text:p>
          </table:table-cell>
        </table:table-row>
        <table:table-row table:style-name="ro1">
          <table:table-cell office:value-type="string" calcext:value-type="string">
            <text:p>observation_12</text:p>
          </table:table-cell>
          <table:table-cell office:value-type="string" calcext:value-type="string">
            <text:p>group_2</text:p>
          </table:table-cell>
          <table:table-cell table:formula="of:=RAND()" office:value-type="float" office:value="0.139834540984646" calcext:value-type="float">
            <text:p>0.139834540984646</text:p>
          </table:table-cell>
          <table:table-cell table:formula="of:=RAND()" office:value-type="float" office:value="0.942321359785687" calcext:value-type="float">
            <text:p>0.942321359785687</text:p>
          </table:table-cell>
          <table:table-cell table:formula="of:=RAND()" office:value-type="float" office:value="0.211976290303216" calcext:value-type="float">
            <text:p>0.211976290303216</text:p>
          </table:table-cell>
          <table:table-cell table:formula="of:=RAND()" office:value-type="float" office:value="0.757206563729193" calcext:value-type="float">
            <text:p>0.757206563729193</text:p>
          </table:table-cell>
          <table:table-cell table:formula="of:=RAND()" office:value-type="float" office:value="0.862492991351114" calcext:value-type="float">
            <text:p>0.862492991351114</text:p>
          </table:table-cell>
          <table:table-cell table:formula="of:=RAND()" office:value-type="float" office:value="0.0635025047331169" calcext:value-type="float">
            <text:p>0.063502504733117</text:p>
          </table:table-cell>
          <table:table-cell table:formula="of:=RAND()" office:value-type="float" office:value="0.0834781414737333" calcext:value-type="float">
            <text:p>0.083478141473733</text:p>
          </table:table-cell>
          <table:table-cell table:formula="of:=RAND()" office:value-type="float" office:value="0.151155006568227" calcext:value-type="float">
            <text:p>0.151155006568227</text:p>
          </table:table-cell>
          <table:table-cell table:formula="of:=RAND()" office:value-type="float" office:value="0.434638025808463" calcext:value-type="float">
            <text:p>0.434638025808463</text:p>
          </table:table-cell>
          <table:table-cell table:formula="of:=RAND()" office:value-type="float" office:value="0.826158732253621" calcext:value-type="float">
            <text:p>0.826158732253621</text:p>
          </table:table-cell>
          <table:table-cell table:formula="of:=RAND()" office:value-type="float" office:value="0.953614851965945" calcext:value-type="float">
            <text:p>0.953614851965945</text:p>
          </table:table-cell>
          <table:table-cell table:formula="of:=RAND()" office:value-type="float" office:value="0.41623460478761" calcext:value-type="float">
            <text:p>0.41623460478761</text:p>
          </table:table-cell>
          <table:table-cell table:formula="of:=RAND()" office:value-type="float" office:value="0.915634045479461" calcext:value-type="float">
            <text:p>0.915634045479461</text:p>
          </table:table-cell>
          <table:table-cell table:formula="of:=RAND()" office:value-type="float" office:value="0.440107800774834" calcext:value-type="float">
            <text:p>0.440107800774834</text:p>
          </table:table-cell>
          <table:table-cell table:formula="of:=RAND()" office:value-type="float" office:value="0.197751239139603" calcext:value-type="float">
            <text:p>0.197751239139603</text:p>
          </table:table-cell>
          <table:table-cell table:formula="of:=RAND()" office:value-type="float" office:value="0.598914411150707" calcext:value-type="float">
            <text:p>0.598914411150707</text:p>
          </table:table-cell>
          <table:table-cell table:formula="of:=RAND()" office:value-type="float" office:value="0.89000801960065" calcext:value-type="float">
            <text:p>0.89000801960065</text:p>
          </table:table-cell>
          <table:table-cell table:formula="of:=RAND()" office:value-type="float" office:value="0.538528638957704" calcext:value-type="float">
            <text:p>0.538528638957704</text:p>
          </table:table-cell>
          <table:table-cell table:formula="of:=RAND()" office:value-type="float" office:value="0.352856079236712" calcext:value-type="float">
            <text:p>0.352856079236712</text:p>
          </table:table-cell>
          <table:table-cell table:formula="of:=RAND()" office:value-type="float" office:value="0.79211797435433" calcext:value-type="float">
            <text:p>0.79211797435433</text:p>
          </table:table-cell>
          <table:table-cell table:formula="of:=RAND()" office:value-type="float" office:value="0.407234918669849" calcext:value-type="float">
            <text:p>0.407234918669849</text:p>
          </table:table-cell>
          <table:table-cell table:formula="of:=RAND()" office:value-type="float" office:value="0.208087902249174" calcext:value-type="float">
            <text:p>0.208087902249174</text:p>
          </table:table-cell>
          <table:table-cell table:formula="of:=RAND()" office:value-type="float" office:value="0.126135030137632" calcext:value-type="float">
            <text:p>0.126135030137632</text:p>
          </table:table-cell>
          <table:table-cell table:formula="of:=RAND()" office:value-type="float" office:value="0.72136731899952" calcext:value-type="float">
            <text:p>0.72136731899952</text:p>
          </table:table-cell>
          <table:table-cell table:formula="of:=RAND()" office:value-type="float" office:value="0.797339863953847" calcext:value-type="float">
            <text:p>0.797339863953847</text:p>
          </table:table-cell>
          <table:table-cell table:formula="of:=RAND()" office:value-type="float" office:value="0.49138709251145" calcext:value-type="float">
            <text:p>0.49138709251145</text:p>
          </table:table-cell>
          <table:table-cell table:formula="of:=RAND()" office:value-type="float" office:value="0.299549332931984" calcext:value-type="float">
            <text:p>0.299549332931984</text:p>
          </table:table-cell>
          <table:table-cell table:formula="of:=RAND()" office:value-type="float" office:value="0.974082485184393" calcext:value-type="float">
            <text:p>0.974082485184393</text:p>
          </table:table-cell>
          <table:table-cell table:formula="of:=RAND()" office:value-type="float" office:value="0.936963720208801" calcext:value-type="float">
            <text:p>0.936963720208801</text:p>
          </table:table-cell>
          <table:table-cell table:formula="of:=RAND()" office:value-type="float" office:value="0.304774351924512" calcext:value-type="float">
            <text:p>0.304774351924512</text:p>
          </table:table-cell>
        </table:table-row>
        <table:table-row table:style-name="ro1">
          <table:table-cell office:value-type="string" calcext:value-type="string">
            <text:p>observation_13</text:p>
          </table:table-cell>
          <table:table-cell office:value-type="string" calcext:value-type="string">
            <text:p>group_2</text:p>
          </table:table-cell>
          <table:table-cell table:formula="of:=RAND()" office:value-type="float" office:value="0.955364673366439" calcext:value-type="float">
            <text:p>0.955364673366439</text:p>
          </table:table-cell>
          <table:table-cell table:formula="of:=RAND()" office:value-type="float" office:value="0.263743427066566" calcext:value-type="float">
            <text:p>0.263743427066566</text:p>
          </table:table-cell>
          <table:table-cell table:formula="of:=RAND()" office:value-type="float" office:value="0.474098348939094" calcext:value-type="float">
            <text:p>0.474098348939094</text:p>
          </table:table-cell>
          <table:table-cell table:formula="of:=RAND()" office:value-type="float" office:value="0.427694299068967" calcext:value-type="float">
            <text:p>0.427694299068967</text:p>
          </table:table-cell>
          <table:table-cell table:formula="of:=RAND()" office:value-type="float" office:value="0.616317596010431" calcext:value-type="float">
            <text:p>0.616317596010431</text:p>
          </table:table-cell>
          <table:table-cell table:formula="of:=RAND()" office:value-type="float" office:value="0.0380509294146424" calcext:value-type="float">
            <text:p>0.038050929414642</text:p>
          </table:table-cell>
          <table:table-cell table:formula="of:=RAND()" office:value-type="float" office:value="0.96417321485231" calcext:value-type="float">
            <text:p>0.96417321485231</text:p>
          </table:table-cell>
          <table:table-cell table:formula="of:=RAND()" office:value-type="float" office:value="0.960326746690429" calcext:value-type="float">
            <text:p>0.960326746690429</text:p>
          </table:table-cell>
          <table:table-cell table:formula="of:=RAND()" office:value-type="float" office:value="0.514069948153677" calcext:value-type="float">
            <text:p>0.514069948153677</text:p>
          </table:table-cell>
          <table:table-cell table:formula="of:=RAND()" office:value-type="float" office:value="0.697947289721985" calcext:value-type="float">
            <text:p>0.697947289721985</text:p>
          </table:table-cell>
          <table:table-cell table:formula="of:=RAND()" office:value-type="float" office:value="0.45988772607064" calcext:value-type="float">
            <text:p>0.45988772607064</text:p>
          </table:table-cell>
          <table:table-cell table:formula="of:=RAND()" office:value-type="float" office:value="0.659370785346028" calcext:value-type="float">
            <text:p>0.659370785346028</text:p>
          </table:table-cell>
          <table:table-cell table:formula="of:=RAND()" office:value-type="float" office:value="0.278480821256282" calcext:value-type="float">
            <text:p>0.278480821256282</text:p>
          </table:table-cell>
          <table:table-cell table:formula="of:=RAND()" office:value-type="float" office:value="0.36741058300502" calcext:value-type="float">
            <text:p>0.36741058300502</text:p>
          </table:table-cell>
          <table:table-cell table:formula="of:=RAND()" office:value-type="float" office:value="0.338492004579835" calcext:value-type="float">
            <text:p>0.338492004579835</text:p>
          </table:table-cell>
          <table:table-cell table:formula="of:=RAND()" office:value-type="float" office:value="0.970136984504563" calcext:value-type="float">
            <text:p>0.970136984504563</text:p>
          </table:table-cell>
          <table:table-cell table:formula="of:=RAND()" office:value-type="float" office:value="0.388042262676966" calcext:value-type="float">
            <text:p>0.388042262676966</text:p>
          </table:table-cell>
          <table:table-cell table:formula="of:=RAND()" office:value-type="float" office:value="0.00903529059237894" calcext:value-type="float">
            <text:p>0.009035290592379</text:p>
          </table:table-cell>
          <table:table-cell table:formula="of:=RAND()" office:value-type="float" office:value="0.101513895786407" calcext:value-type="float">
            <text:p>0.101513895786407</text:p>
          </table:table-cell>
          <table:table-cell table:formula="of:=RAND()" office:value-type="float" office:value="0.992613286505791" calcext:value-type="float">
            <text:p>0.992613286505791</text:p>
          </table:table-cell>
          <table:table-cell table:formula="of:=RAND()" office:value-type="float" office:value="0.668001759769079" calcext:value-type="float">
            <text:p>0.668001759769079</text:p>
          </table:table-cell>
          <table:table-cell table:formula="of:=RAND()" office:value-type="float" office:value="0.882783303011987" calcext:value-type="float">
            <text:p>0.882783303011987</text:p>
          </table:table-cell>
          <table:table-cell table:formula="of:=RAND()" office:value-type="float" office:value="0.984372171845765" calcext:value-type="float">
            <text:p>0.984372171845765</text:p>
          </table:table-cell>
          <table:table-cell table:formula="of:=RAND()" office:value-type="float" office:value="0.772113968839925" calcext:value-type="float">
            <text:p>0.772113968839925</text:p>
          </table:table-cell>
          <table:table-cell table:formula="of:=RAND()" office:value-type="float" office:value="0.373354284911792" calcext:value-type="float">
            <text:p>0.373354284911792</text:p>
          </table:table-cell>
          <table:table-cell table:formula="of:=RAND()" office:value-type="float" office:value="0.00813602690089206" calcext:value-type="float">
            <text:p>0.008136026900892</text:p>
          </table:table-cell>
          <table:table-cell table:formula="of:=RAND()" office:value-type="float" office:value="0.909697128982156" calcext:value-type="float">
            <text:p>0.909697128982156</text:p>
          </table:table-cell>
          <table:table-cell table:formula="of:=RAND()" office:value-type="float" office:value="0.794171494140311" calcext:value-type="float">
            <text:p>0.794171494140311</text:p>
          </table:table-cell>
          <table:table-cell table:formula="of:=RAND()" office:value-type="float" office:value="0.657991392028309" calcext:value-type="float">
            <text:p>0.657991392028309</text:p>
          </table:table-cell>
          <table:table-cell table:formula="of:=RAND()" office:value-type="float" office:value="0.528007709695986" calcext:value-type="float">
            <text:p>0.528007709695986</text:p>
          </table:table-cell>
        </table:table-row>
        <table:table-row table:style-name="ro1">
          <table:table-cell office:value-type="string" calcext:value-type="string">
            <text:p>observation_14</text:p>
          </table:table-cell>
          <table:table-cell office:value-type="string" calcext:value-type="string">
            <text:p>group_2</text:p>
          </table:table-cell>
          <table:table-cell table:formula="of:=RAND()" office:value-type="float" office:value="0.542149902579703" calcext:value-type="float">
            <text:p>0.542149902579703</text:p>
          </table:table-cell>
          <table:table-cell table:formula="of:=RAND()" office:value-type="float" office:value="0.819622471247765" calcext:value-type="float">
            <text:p>0.819622471247765</text:p>
          </table:table-cell>
          <table:table-cell table:formula="of:=RAND()" office:value-type="float" office:value="0.966741329190594" calcext:value-type="float">
            <text:p>0.966741329190594</text:p>
          </table:table-cell>
          <table:table-cell table:formula="of:=RAND()" office:value-type="float" office:value="0.967760579523006" calcext:value-type="float">
            <text:p>0.967760579523006</text:p>
          </table:table-cell>
          <table:table-cell table:formula="of:=RAND()" office:value-type="float" office:value="0.604831501081448" calcext:value-type="float">
            <text:p>0.604831501081448</text:p>
          </table:table-cell>
          <table:table-cell table:formula="of:=RAND()" office:value-type="float" office:value="0.518091994621913" calcext:value-type="float">
            <text:p>0.518091994621913</text:p>
          </table:table-cell>
          <table:table-cell table:formula="of:=RAND()" office:value-type="float" office:value="0.0732940831422698" calcext:value-type="float">
            <text:p>0.07329408314227</text:p>
          </table:table-cell>
          <table:table-cell table:formula="of:=RAND()" office:value-type="float" office:value="0.862317633271914" calcext:value-type="float">
            <text:p>0.862317633271914</text:p>
          </table:table-cell>
          <table:table-cell table:formula="of:=RAND()" office:value-type="float" office:value="0.35448039576938" calcext:value-type="float">
            <text:p>0.35448039576938</text:p>
          </table:table-cell>
          <table:table-cell table:formula="of:=RAND()" office:value-type="float" office:value="0.919711495342555" calcext:value-type="float">
            <text:p>0.919711495342555</text:p>
          </table:table-cell>
          <table:table-cell table:formula="of:=RAND()" office:value-type="float" office:value="0.944287045317554" calcext:value-type="float">
            <text:p>0.944287045317554</text:p>
          </table:table-cell>
          <table:table-cell table:formula="of:=RAND()" office:value-type="float" office:value="0.435316827889905" calcext:value-type="float">
            <text:p>0.435316827889905</text:p>
          </table:table-cell>
          <table:table-cell table:formula="of:=RAND()" office:value-type="float" office:value="0.848849730899883" calcext:value-type="float">
            <text:p>0.848849730899883</text:p>
          </table:table-cell>
          <table:table-cell table:formula="of:=RAND()" office:value-type="float" office:value="0.720986881740367" calcext:value-type="float">
            <text:p>0.720986881740367</text:p>
          </table:table-cell>
          <table:table-cell table:formula="of:=RAND()" office:value-type="float" office:value="0.475153757123263" calcext:value-type="float">
            <text:p>0.475153757123263</text:p>
          </table:table-cell>
          <table:table-cell table:formula="of:=RAND()" office:value-type="float" office:value="0.840258446999891" calcext:value-type="float">
            <text:p>0.840258446999891</text:p>
          </table:table-cell>
          <table:table-cell table:formula="of:=RAND()" office:value-type="float" office:value="0.933455044307848" calcext:value-type="float">
            <text:p>0.933455044307848</text:p>
          </table:table-cell>
          <table:table-cell table:formula="of:=RAND()" office:value-type="float" office:value="0.867823669461602" calcext:value-type="float">
            <text:p>0.867823669461602</text:p>
          </table:table-cell>
          <table:table-cell table:formula="of:=RAND()" office:value-type="float" office:value="0.274421069921957" calcext:value-type="float">
            <text:p>0.274421069921957</text:p>
          </table:table-cell>
          <table:table-cell table:formula="of:=RAND()" office:value-type="float" office:value="0.449120880932298" calcext:value-type="float">
            <text:p>0.449120880932298</text:p>
          </table:table-cell>
          <table:table-cell table:formula="of:=RAND()" office:value-type="float" office:value="0.0597650584309727" calcext:value-type="float">
            <text:p>0.059765058430973</text:p>
          </table:table-cell>
          <table:table-cell table:formula="of:=RAND()" office:value-type="float" office:value="0.758973009258089" calcext:value-type="float">
            <text:p>0.758973009258089</text:p>
          </table:table-cell>
          <table:table-cell table:formula="of:=RAND()" office:value-type="float" office:value="0.539972540469732" calcext:value-type="float">
            <text:p>0.539972540469732</text:p>
          </table:table-cell>
          <table:table-cell table:formula="of:=RAND()" office:value-type="float" office:value="0.507078600585994" calcext:value-type="float">
            <text:p>0.507078600585994</text:p>
          </table:table-cell>
          <table:table-cell table:formula="of:=RAND()" office:value-type="float" office:value="0.239342434885473" calcext:value-type="float">
            <text:p>0.239342434885473</text:p>
          </table:table-cell>
          <table:table-cell table:formula="of:=RAND()" office:value-type="float" office:value="0.637811355945846" calcext:value-type="float">
            <text:p>0.637811355945846</text:p>
          </table:table-cell>
          <table:table-cell table:formula="of:=RAND()" office:value-type="float" office:value="0.677827381312545" calcext:value-type="float">
            <text:p>0.677827381312545</text:p>
          </table:table-cell>
          <table:table-cell table:formula="of:=RAND()" office:value-type="float" office:value="0.101644660794619" calcext:value-type="float">
            <text:p>0.101644660794619</text:p>
          </table:table-cell>
          <table:table-cell table:formula="of:=RAND()" office:value-type="float" office:value="0.794439207150062" calcext:value-type="float">
            <text:p>0.794439207150062</text:p>
          </table:table-cell>
          <table:table-cell table:formula="of:=RAND()" office:value-type="float" office:value="0.0844097385270834" calcext:value-type="float">
            <text:p>0.084409738527083</text:p>
          </table:table-cell>
        </table:table-row>
        <table:table-row table:style-name="ro1">
          <table:table-cell office:value-type="string" calcext:value-type="string">
            <text:p>observation_15</text:p>
          </table:table-cell>
          <table:table-cell office:value-type="string" calcext:value-type="string">
            <text:p>group_2</text:p>
          </table:table-cell>
          <table:table-cell table:formula="of:=RAND()" office:value-type="float" office:value="0.406277096569726" calcext:value-type="float">
            <text:p>0.406277096569726</text:p>
          </table:table-cell>
          <table:table-cell table:formula="of:=RAND()" office:value-type="float" office:value="0.521481761198952" calcext:value-type="float">
            <text:p>0.521481761198952</text:p>
          </table:table-cell>
          <table:table-cell table:formula="of:=RAND()" office:value-type="float" office:value="0.041246900270772" calcext:value-type="float">
            <text:p>0.041246900270772</text:p>
          </table:table-cell>
          <table:table-cell table:formula="of:=RAND()" office:value-type="float" office:value="0.139923466023622" calcext:value-type="float">
            <text:p>0.139923466023622</text:p>
          </table:table-cell>
          <table:table-cell table:formula="of:=RAND()" office:value-type="float" office:value="0.960417244469311" calcext:value-type="float">
            <text:p>0.960417244469311</text:p>
          </table:table-cell>
          <table:table-cell table:formula="of:=RAND()" office:value-type="float" office:value="0.768547167652349" calcext:value-type="float">
            <text:p>0.768547167652349</text:p>
          </table:table-cell>
          <table:table-cell table:formula="of:=RAND()" office:value-type="float" office:value="0.942959061623587" calcext:value-type="float">
            <text:p>0.942959061623587</text:p>
          </table:table-cell>
          <table:table-cell table:formula="of:=RAND()" office:value-type="float" office:value="0.748805391119514" calcext:value-type="float">
            <text:p>0.748805391119514</text:p>
          </table:table-cell>
          <table:table-cell table:formula="of:=RAND()" office:value-type="float" office:value="0.549631896424663" calcext:value-type="float">
            <text:p>0.549631896424663</text:p>
          </table:table-cell>
          <table:table-cell table:formula="of:=RAND()" office:value-type="float" office:value="0.705872412053779" calcext:value-type="float">
            <text:p>0.705872412053779</text:p>
          </table:table-cell>
          <table:table-cell table:formula="of:=RAND()" office:value-type="float" office:value="0.507358516185113" calcext:value-type="float">
            <text:p>0.507358516185113</text:p>
          </table:table-cell>
          <table:table-cell table:formula="of:=RAND()" office:value-type="float" office:value="0.0540884605376643" calcext:value-type="float">
            <text:p>0.054088460537664</text:p>
          </table:table-cell>
          <table:table-cell table:formula="of:=RAND()" office:value-type="float" office:value="0.905366051698056" calcext:value-type="float">
            <text:p>0.905366051698056</text:p>
          </table:table-cell>
          <table:table-cell table:formula="of:=RAND()" office:value-type="float" office:value="0.183067849247042" calcext:value-type="float">
            <text:p>0.183067849247042</text:p>
          </table:table-cell>
          <table:table-cell table:formula="of:=RAND()" office:value-type="float" office:value="0.459995763379538" calcext:value-type="float">
            <text:p>0.459995763379538</text:p>
          </table:table-cell>
          <table:table-cell table:formula="of:=RAND()" office:value-type="float" office:value="0.6872470859339" calcext:value-type="float">
            <text:p>0.6872470859339</text:p>
          </table:table-cell>
          <table:table-cell table:formula="of:=RAND()" office:value-type="float" office:value="0.540249919359018" calcext:value-type="float">
            <text:p>0.540249919359018</text:p>
          </table:table-cell>
          <table:table-cell table:formula="of:=RAND()" office:value-type="float" office:value="0.438025405328842" calcext:value-type="float">
            <text:p>0.438025405328842</text:p>
          </table:table-cell>
          <table:table-cell table:formula="of:=RAND()" office:value-type="float" office:value="0.917345785745132" calcext:value-type="float">
            <text:p>0.917345785745132</text:p>
          </table:table-cell>
          <table:table-cell table:formula="of:=RAND()" office:value-type="float" office:value="0.0586018888874881" calcext:value-type="float">
            <text:p>0.058601888887488</text:p>
          </table:table-cell>
          <table:table-cell table:formula="of:=RAND()" office:value-type="float" office:value="0.959586508369791" calcext:value-type="float">
            <text:p>0.959586508369791</text:p>
          </table:table-cell>
          <table:table-cell table:formula="of:=RAND()" office:value-type="float" office:value="0.674789230039232" calcext:value-type="float">
            <text:p>0.674789230039232</text:p>
          </table:table-cell>
          <table:table-cell table:formula="of:=RAND()" office:value-type="float" office:value="0.744015587226901" calcext:value-type="float">
            <text:p>0.744015587226901</text:p>
          </table:table-cell>
          <table:table-cell table:formula="of:=RAND()" office:value-type="float" office:value="0.413745475434251" calcext:value-type="float">
            <text:p>0.413745475434251</text:p>
          </table:table-cell>
          <table:table-cell table:formula="of:=RAND()" office:value-type="float" office:value="0.26570356552529" calcext:value-type="float">
            <text:p>0.26570356552529</text:p>
          </table:table-cell>
          <table:table-cell table:formula="of:=RAND()" office:value-type="float" office:value="0.0322297244011407" calcext:value-type="float">
            <text:p>0.032229724401141</text:p>
          </table:table-cell>
          <table:table-cell table:formula="of:=RAND()" office:value-type="float" office:value="0.10457712660199" calcext:value-type="float">
            <text:p>0.10457712660199</text:p>
          </table:table-cell>
          <table:table-cell table:formula="of:=RAND()" office:value-type="float" office:value="0.477151769145292" calcext:value-type="float">
            <text:p>0.477151769145292</text:p>
          </table:table-cell>
          <table:table-cell table:formula="of:=RAND()" office:value-type="float" office:value="0.305005962632179" calcext:value-type="float">
            <text:p>0.305005962632179</text:p>
          </table:table-cell>
          <table:table-cell table:formula="of:=RAND()" office:value-type="float" office:value="0.767003298674315" calcext:value-type="float">
            <text:p>0.767003298674315</text:p>
          </table:table-cell>
        </table:table-row>
        <table:table-row table:style-name="ro1">
          <table:table-cell office:value-type="string" calcext:value-type="string">
            <text:p>observation_16</text:p>
          </table:table-cell>
          <table:table-cell office:value-type="string" calcext:value-type="string">
            <text:p>group_2</text:p>
          </table:table-cell>
          <table:table-cell table:formula="of:=RAND()" office:value-type="float" office:value="0.211752078055713" calcext:value-type="float">
            <text:p>0.211752078055713</text:p>
          </table:table-cell>
          <table:table-cell table:formula="of:=RAND()" office:value-type="float" office:value="0.299868545290025" calcext:value-type="float">
            <text:p>0.299868545290025</text:p>
          </table:table-cell>
          <table:table-cell table:formula="of:=RAND()" office:value-type="float" office:value="0.0217604436021688" calcext:value-type="float">
            <text:p>0.021760443602169</text:p>
          </table:table-cell>
          <table:table-cell table:formula="of:=RAND()" office:value-type="float" office:value="0.759331356383021" calcext:value-type="float">
            <text:p>0.759331356383021</text:p>
          </table:table-cell>
          <table:table-cell table:formula="of:=RAND()" office:value-type="float" office:value="0.571674282065438" calcext:value-type="float">
            <text:p>0.571674282065438</text:p>
          </table:table-cell>
          <table:table-cell table:formula="of:=RAND()" office:value-type="float" office:value="0.275611304840861" calcext:value-type="float">
            <text:p>0.275611304840861</text:p>
          </table:table-cell>
          <table:table-cell table:formula="of:=RAND()" office:value-type="float" office:value="0.88341104451065" calcext:value-type="float">
            <text:p>0.88341104451065</text:p>
          </table:table-cell>
          <table:table-cell table:formula="of:=RAND()" office:value-type="float" office:value="0.973809638419228" calcext:value-type="float">
            <text:p>0.973809638419228</text:p>
          </table:table-cell>
          <table:table-cell table:formula="of:=RAND()" office:value-type="float" office:value="0.410324793784868" calcext:value-type="float">
            <text:p>0.410324793784868</text:p>
          </table:table-cell>
          <table:table-cell table:formula="of:=RAND()" office:value-type="float" office:value="0.284517633734036" calcext:value-type="float">
            <text:p>0.284517633734036</text:p>
          </table:table-cell>
          <table:table-cell table:formula="of:=RAND()" office:value-type="float" office:value="0.382735814819649" calcext:value-type="float">
            <text:p>0.382735814819649</text:p>
          </table:table-cell>
          <table:table-cell table:formula="of:=RAND()" office:value-type="float" office:value="0.854683684733888" calcext:value-type="float">
            <text:p>0.854683684733888</text:p>
          </table:table-cell>
          <table:table-cell table:formula="of:=RAND()" office:value-type="float" office:value="0.468466554850018" calcext:value-type="float">
            <text:p>0.468466554850018</text:p>
          </table:table-cell>
          <table:table-cell table:formula="of:=RAND()" office:value-type="float" office:value="0.31629791302229" calcext:value-type="float">
            <text:p>0.31629791302229</text:p>
          </table:table-cell>
          <table:table-cell table:formula="of:=RAND()" office:value-type="float" office:value="0.566601423565629" calcext:value-type="float">
            <text:p>0.566601423565629</text:p>
          </table:table-cell>
          <table:table-cell table:formula="of:=RAND()" office:value-type="float" office:value="0.776237579512834" calcext:value-type="float">
            <text:p>0.776237579512834</text:p>
          </table:table-cell>
          <table:table-cell table:formula="of:=RAND()" office:value-type="float" office:value="0.976800272139875" calcext:value-type="float">
            <text:p>0.976800272139875</text:p>
          </table:table-cell>
          <table:table-cell table:formula="of:=RAND()" office:value-type="float" office:value="0.203689098128691" calcext:value-type="float">
            <text:p>0.203689098128691</text:p>
          </table:table-cell>
          <table:table-cell table:formula="of:=RAND()" office:value-type="float" office:value="0.856508549368043" calcext:value-type="float">
            <text:p>0.856508549368043</text:p>
          </table:table-cell>
          <table:table-cell table:formula="of:=RAND()" office:value-type="float" office:value="0.338438293963465" calcext:value-type="float">
            <text:p>0.338438293963465</text:p>
          </table:table-cell>
          <table:table-cell table:formula="of:=RAND()" office:value-type="float" office:value="0.666718426364192" calcext:value-type="float">
            <text:p>0.666718426364192</text:p>
          </table:table-cell>
          <table:table-cell table:formula="of:=RAND()" office:value-type="float" office:value="0.133993460104843" calcext:value-type="float">
            <text:p>0.133993460104843</text:p>
          </table:table-cell>
          <table:table-cell table:formula="of:=RAND()" office:value-type="float" office:value="0.615987255921683" calcext:value-type="float">
            <text:p>0.615987255921683</text:p>
          </table:table-cell>
          <table:table-cell table:formula="of:=RAND()" office:value-type="float" office:value="0.874637340981961" calcext:value-type="float">
            <text:p>0.874637340981961</text:p>
          </table:table-cell>
          <table:table-cell table:formula="of:=RAND()" office:value-type="float" office:value="0.128550413723181" calcext:value-type="float">
            <text:p>0.128550413723181</text:p>
          </table:table-cell>
          <table:table-cell table:formula="of:=RAND()" office:value-type="float" office:value="0.623282415586592" calcext:value-type="float">
            <text:p>0.623282415586592</text:p>
          </table:table-cell>
          <table:table-cell table:formula="of:=RAND()" office:value-type="float" office:value="0.111920823185515" calcext:value-type="float">
            <text:p>0.111920823185515</text:p>
          </table:table-cell>
          <table:table-cell table:formula="of:=RAND()" office:value-type="float" office:value="0.434144053797132" calcext:value-type="float">
            <text:p>0.434144053797132</text:p>
          </table:table-cell>
          <table:table-cell table:formula="of:=RAND()" office:value-type="float" office:value="0.116231777585586" calcext:value-type="float">
            <text:p>0.116231777585586</text:p>
          </table:table-cell>
          <table:table-cell table:formula="of:=RAND()" office:value-type="float" office:value="0.56170530038357" calcext:value-type="float">
            <text:p>0.56170530038357</text:p>
          </table:table-cell>
        </table:table-row>
        <table:table-row table:style-name="ro1">
          <table:table-cell office:value-type="string" calcext:value-type="string">
            <text:p>observation_17</text:p>
          </table:table-cell>
          <table:table-cell office:value-type="string" calcext:value-type="string">
            <text:p>group_2</text:p>
          </table:table-cell>
          <table:table-cell table:formula="of:=RAND()" office:value-type="float" office:value="0.36577988103889" calcext:value-type="float">
            <text:p>0.36577988103889</text:p>
          </table:table-cell>
          <table:table-cell table:formula="of:=RAND()" office:value-type="float" office:value="0.914825366797833" calcext:value-type="float">
            <text:p>0.914825366797833</text:p>
          </table:table-cell>
          <table:table-cell table:formula="of:=RAND()" office:value-type="float" office:value="0.241404386762912" calcext:value-type="float">
            <text:p>0.241404386762912</text:p>
          </table:table-cell>
          <table:table-cell table:formula="of:=RAND()" office:value-type="float" office:value="0.916236610598661" calcext:value-type="float">
            <text:p>0.916236610598661</text:p>
          </table:table-cell>
          <table:table-cell table:formula="of:=RAND()" office:value-type="float" office:value="0.0292045521138446" calcext:value-type="float">
            <text:p>0.029204552113845</text:p>
          </table:table-cell>
          <table:table-cell table:formula="of:=RAND()" office:value-type="float" office:value="0.709348460276002" calcext:value-type="float">
            <text:p>0.709348460276002</text:p>
          </table:table-cell>
          <table:table-cell table:formula="of:=RAND()" office:value-type="float" office:value="0.797988443718584" calcext:value-type="float">
            <text:p>0.797988443718584</text:p>
          </table:table-cell>
          <table:table-cell table:formula="of:=RAND()" office:value-type="float" office:value="0.95347471682703" calcext:value-type="float">
            <text:p>0.95347471682703</text:p>
          </table:table-cell>
          <table:table-cell table:formula="of:=RAND()" office:value-type="float" office:value="0.365792422099814" calcext:value-type="float">
            <text:p>0.365792422099814</text:p>
          </table:table-cell>
          <table:table-cell table:formula="of:=RAND()" office:value-type="float" office:value="0.501584874751154" calcext:value-type="float">
            <text:p>0.501584874751154</text:p>
          </table:table-cell>
          <table:table-cell table:formula="of:=RAND()" office:value-type="float" office:value="0.724612600960345" calcext:value-type="float">
            <text:p>0.724612600960345</text:p>
          </table:table-cell>
          <table:table-cell table:formula="of:=RAND()" office:value-type="float" office:value="0.99749935967037" calcext:value-type="float">
            <text:p>0.99749935967037</text:p>
          </table:table-cell>
          <table:table-cell table:formula="of:=RAND()" office:value-type="float" office:value="0.758457967671446" calcext:value-type="float">
            <text:p>0.758457967671446</text:p>
          </table:table-cell>
          <table:table-cell table:formula="of:=RAND()" office:value-type="float" office:value="0.201525774305396" calcext:value-type="float">
            <text:p>0.201525774305396</text:p>
          </table:table-cell>
          <table:table-cell table:formula="of:=RAND()" office:value-type="float" office:value="0.57495147160395" calcext:value-type="float">
            <text:p>0.57495147160395</text:p>
          </table:table-cell>
          <table:table-cell table:formula="of:=RAND()" office:value-type="float" office:value="0.404049626757038" calcext:value-type="float">
            <text:p>0.404049626757038</text:p>
          </table:table-cell>
          <table:table-cell table:formula="of:=RAND()" office:value-type="float" office:value="0.466195843959899" calcext:value-type="float">
            <text:p>0.466195843959899</text:p>
          </table:table-cell>
          <table:table-cell table:formula="of:=RAND()" office:value-type="float" office:value="0.835410492742018" calcext:value-type="float">
            <text:p>0.835410492742018</text:p>
          </table:table-cell>
          <table:table-cell table:formula="of:=RAND()" office:value-type="float" office:value="0.580941069648882" calcext:value-type="float">
            <text:p>0.580941069648882</text:p>
          </table:table-cell>
          <table:table-cell table:formula="of:=RAND()" office:value-type="float" office:value="0.200629115425051" calcext:value-type="float">
            <text:p>0.200629115425051</text:p>
          </table:table-cell>
          <table:table-cell table:formula="of:=RAND()" office:value-type="float" office:value="0.938199242951607" calcext:value-type="float">
            <text:p>0.938199242951607</text:p>
          </table:table-cell>
          <table:table-cell table:formula="of:=RAND()" office:value-type="float" office:value="0.686505745400812" calcext:value-type="float">
            <text:p>0.686505745400812</text:p>
          </table:table-cell>
          <table:table-cell table:formula="of:=RAND()" office:value-type="float" office:value="0.688789499560169" calcext:value-type="float">
            <text:p>0.688789499560169</text:p>
          </table:table-cell>
          <table:table-cell table:formula="of:=RAND()" office:value-type="float" office:value="0.682944789827051" calcext:value-type="float">
            <text:p>0.682944789827051</text:p>
          </table:table-cell>
          <table:table-cell table:formula="of:=RAND()" office:value-type="float" office:value="0.422522851256187" calcext:value-type="float">
            <text:p>0.422522851256187</text:p>
          </table:table-cell>
          <table:table-cell table:formula="of:=RAND()" office:value-type="float" office:value="0.117018299124714" calcext:value-type="float">
            <text:p>0.117018299124714</text:p>
          </table:table-cell>
          <table:table-cell table:formula="of:=RAND()" office:value-type="float" office:value="0.843434938313779" calcext:value-type="float">
            <text:p>0.843434938313779</text:p>
          </table:table-cell>
          <table:table-cell table:formula="of:=RAND()" office:value-type="float" office:value="0.871307917500395" calcext:value-type="float">
            <text:p>0.871307917500395</text:p>
          </table:table-cell>
          <table:table-cell table:formula="of:=RAND()" office:value-type="float" office:value="0.973694039711409" calcext:value-type="float">
            <text:p>0.973694039711409</text:p>
          </table:table-cell>
          <table:table-cell table:formula="of:=RAND()" office:value-type="float" office:value="0.422121323614904" calcext:value-type="float">
            <text:p>0.422121323614904</text:p>
          </table:table-cell>
        </table:table-row>
        <table:table-row table:style-name="ro1">
          <table:table-cell office:value-type="string" calcext:value-type="string">
            <text:p>observation_18</text:p>
          </table:table-cell>
          <table:table-cell office:value-type="string" calcext:value-type="string">
            <text:p>group_3</text:p>
          </table:table-cell>
          <table:table-cell table:formula="of:=RAND()" office:value-type="float" office:value="0.988092080250024" calcext:value-type="float">
            <text:p>0.988092080250024</text:p>
          </table:table-cell>
          <table:table-cell table:formula="of:=RAND()" office:value-type="float" office:value="0.369781794273638" calcext:value-type="float">
            <text:p>0.369781794273638</text:p>
          </table:table-cell>
          <table:table-cell table:formula="of:=RAND()" office:value-type="float" office:value="0.11730565535022" calcext:value-type="float">
            <text:p>0.11730565535022</text:p>
          </table:table-cell>
          <table:table-cell table:formula="of:=RAND()" office:value-type="float" office:value="0.137847914077224" calcext:value-type="float">
            <text:p>0.137847914077224</text:p>
          </table:table-cell>
          <table:table-cell table:formula="of:=RAND()" office:value-type="float" office:value="0.969712228108594" calcext:value-type="float">
            <text:p>0.969712228108594</text:p>
          </table:table-cell>
          <table:table-cell table:formula="of:=RAND()" office:value-type="float" office:value="0.176177800794363" calcext:value-type="float">
            <text:p>0.176177800794363</text:p>
          </table:table-cell>
          <table:table-cell table:formula="of:=RAND()" office:value-type="float" office:value="0.0333543050732929" calcext:value-type="float">
            <text:p>0.033354305073293</text:p>
          </table:table-cell>
          <table:table-cell table:formula="of:=RAND()" office:value-type="float" office:value="0.854025120840825" calcext:value-type="float">
            <text:p>0.854025120840825</text:p>
          </table:table-cell>
          <table:table-cell table:formula="of:=RAND()" office:value-type="float" office:value="0.374364430494723" calcext:value-type="float">
            <text:p>0.374364430494723</text:p>
          </table:table-cell>
          <table:table-cell table:formula="of:=RAND()" office:value-type="float" office:value="0.400167837468632" calcext:value-type="float">
            <text:p>0.400167837468632</text:p>
          </table:table-cell>
          <table:table-cell table:formula="of:=RAND()" office:value-type="float" office:value="0.166132759372593" calcext:value-type="float">
            <text:p>0.166132759372593</text:p>
          </table:table-cell>
          <table:table-cell table:formula="of:=RAND()" office:value-type="float" office:value="0.721617607239091" calcext:value-type="float">
            <text:p>0.721617607239091</text:p>
          </table:table-cell>
          <table:table-cell table:formula="of:=RAND()" office:value-type="float" office:value="0.225076821146503" calcext:value-type="float">
            <text:p>0.225076821146503</text:p>
          </table:table-cell>
          <table:table-cell table:formula="of:=RAND()" office:value-type="float" office:value="0.957104330557078" calcext:value-type="float">
            <text:p>0.957104330557078</text:p>
          </table:table-cell>
          <table:table-cell table:formula="of:=RAND()" office:value-type="float" office:value="0.426983581202233" calcext:value-type="float">
            <text:p>0.426983581202233</text:p>
          </table:table-cell>
          <table:table-cell table:formula="of:=RAND()" office:value-type="float" office:value="0.702657414228083" calcext:value-type="float">
            <text:p>0.702657414228083</text:p>
          </table:table-cell>
          <table:table-cell table:formula="of:=RAND()" office:value-type="float" office:value="0.737998842917884" calcext:value-type="float">
            <text:p>0.737998842917884</text:p>
          </table:table-cell>
          <table:table-cell table:formula="of:=RAND()" office:value-type="float" office:value="0.0208333880080174" calcext:value-type="float">
            <text:p>0.020833388008017</text:p>
          </table:table-cell>
          <table:table-cell table:formula="of:=RAND()" office:value-type="float" office:value="0.797109185130222" calcext:value-type="float">
            <text:p>0.797109185130222</text:p>
          </table:table-cell>
          <table:table-cell table:formula="of:=RAND()" office:value-type="float" office:value="0.640959883682882" calcext:value-type="float">
            <text:p>0.640959883682882</text:p>
          </table:table-cell>
          <table:table-cell table:formula="of:=RAND()" office:value-type="float" office:value="0.605688328372429" calcext:value-type="float">
            <text:p>0.605688328372429</text:p>
          </table:table-cell>
          <table:table-cell table:formula="of:=RAND()" office:value-type="float" office:value="0.798369328482161" calcext:value-type="float">
            <text:p>0.798369328482161</text:p>
          </table:table-cell>
          <table:table-cell table:formula="of:=RAND()" office:value-type="float" office:value="0.884346197753842" calcext:value-type="float">
            <text:p>0.884346197753842</text:p>
          </table:table-cell>
          <table:table-cell table:formula="of:=RAND()" office:value-type="float" office:value="0.160128569859495" calcext:value-type="float">
            <text:p>0.160128569859495</text:p>
          </table:table-cell>
          <table:table-cell table:formula="of:=RAND()" office:value-type="float" office:value="0.188593436736911" calcext:value-type="float">
            <text:p>0.188593436736911</text:p>
          </table:table-cell>
          <table:table-cell table:formula="of:=RAND()" office:value-type="float" office:value="0.269671693634356" calcext:value-type="float">
            <text:p>0.269671693634356</text:p>
          </table:table-cell>
          <table:table-cell table:formula="of:=RAND()" office:value-type="float" office:value="0.711474338411736" calcext:value-type="float">
            <text:p>0.711474338411736</text:p>
          </table:table-cell>
          <table:table-cell table:formula="of:=RAND()" office:value-type="float" office:value="0.102291644694496" calcext:value-type="float">
            <text:p>0.102291644694496</text:p>
          </table:table-cell>
          <table:table-cell table:formula="of:=RAND()" office:value-type="float" office:value="0.700398271478426" calcext:value-type="float">
            <text:p>0.700398271478426</text:p>
          </table:table-cell>
          <table:table-cell table:formula="of:=RAND()" office:value-type="float" office:value="0.713557957146625" calcext:value-type="float">
            <text:p>0.713557957146625</text:p>
          </table:table-cell>
        </table:table-row>
        <table:table-row table:style-name="ro1">
          <table:table-cell office:value-type="string" calcext:value-type="string">
            <text:p>observation_19</text:p>
          </table:table-cell>
          <table:table-cell office:value-type="string" calcext:value-type="string">
            <text:p>group_3</text:p>
          </table:table-cell>
          <table:table-cell table:formula="of:=RAND()" office:value-type="float" office:value="0.113173870927981" calcext:value-type="float">
            <text:p>0.113173870927981</text:p>
          </table:table-cell>
          <table:table-cell table:formula="of:=RAND()" office:value-type="float" office:value="0.428453096404351" calcext:value-type="float">
            <text:p>0.428453096404351</text:p>
          </table:table-cell>
          <table:table-cell table:formula="of:=RAND()" office:value-type="float" office:value="0.283541391595205" calcext:value-type="float">
            <text:p>0.283541391595205</text:p>
          </table:table-cell>
          <table:table-cell table:formula="of:=RAND()" office:value-type="float" office:value="0.170839408818101" calcext:value-type="float">
            <text:p>0.170839408818101</text:p>
          </table:table-cell>
          <table:table-cell table:formula="of:=RAND()" office:value-type="float" office:value="0.769995482524" calcext:value-type="float">
            <text:p>0.769995482524</text:p>
          </table:table-cell>
          <table:table-cell table:formula="of:=RAND()" office:value-type="float" office:value="0.943331734386656" calcext:value-type="float">
            <text:p>0.943331734386656</text:p>
          </table:table-cell>
          <table:table-cell table:formula="of:=RAND()" office:value-type="float" office:value="0.508410949384834" calcext:value-type="float">
            <text:p>0.508410949384834</text:p>
          </table:table-cell>
          <table:table-cell table:formula="of:=RAND()" office:value-type="float" office:value="0.861295702145002" calcext:value-type="float">
            <text:p>0.861295702145002</text:p>
          </table:table-cell>
          <table:table-cell table:formula="of:=RAND()" office:value-type="float" office:value="0.484348370334467" calcext:value-type="float">
            <text:p>0.484348370334467</text:p>
          </table:table-cell>
          <table:table-cell table:formula="of:=RAND()" office:value-type="float" office:value="0.493835706523787" calcext:value-type="float">
            <text:p>0.493835706523787</text:p>
          </table:table-cell>
          <table:table-cell table:formula="of:=RAND()" office:value-type="float" office:value="0.0640951459811629" calcext:value-type="float">
            <text:p>0.064095145981163</text:p>
          </table:table-cell>
          <table:table-cell table:formula="of:=RAND()" office:value-type="float" office:value="0.802764989211" calcext:value-type="float">
            <text:p>0.802764989211</text:p>
          </table:table-cell>
          <table:table-cell table:formula="of:=RAND()" office:value-type="float" office:value="0.310239671592389" calcext:value-type="float">
            <text:p>0.310239671592389</text:p>
          </table:table-cell>
          <table:table-cell table:formula="of:=RAND()" office:value-type="float" office:value="0.0621823732301049" calcext:value-type="float">
            <text:p>0.062182373230105</text:p>
          </table:table-cell>
          <table:table-cell table:formula="of:=RAND()" office:value-type="float" office:value="0.531555838097521" calcext:value-type="float">
            <text:p>0.531555838097521</text:p>
          </table:table-cell>
          <table:table-cell table:formula="of:=RAND()" office:value-type="float" office:value="0.741622051244234" calcext:value-type="float">
            <text:p>0.741622051244234</text:p>
          </table:table-cell>
          <table:table-cell table:formula="of:=RAND()" office:value-type="float" office:value="0.719249899419487" calcext:value-type="float">
            <text:p>0.719249899419487</text:p>
          </table:table-cell>
          <table:table-cell table:formula="of:=RAND()" office:value-type="float" office:value="0.03437298281045" calcext:value-type="float">
            <text:p>0.03437298281045</text:p>
          </table:table-cell>
          <table:table-cell table:formula="of:=RAND()" office:value-type="float" office:value="0.195020415253824" calcext:value-type="float">
            <text:p>0.195020415253824</text:p>
          </table:table-cell>
          <table:table-cell table:formula="of:=RAND()" office:value-type="float" office:value="0.0319221077685303" calcext:value-type="float">
            <text:p>0.03192210776853</text:p>
          </table:table-cell>
          <table:table-cell table:formula="of:=RAND()" office:value-type="float" office:value="0.996456310014072" calcext:value-type="float">
            <text:p>0.996456310014072</text:p>
          </table:table-cell>
          <table:table-cell table:formula="of:=RAND()" office:value-type="float" office:value="0.0034831009505639" calcext:value-type="float">
            <text:p>0.003483100950564</text:p>
          </table:table-cell>
          <table:table-cell table:formula="of:=RAND()" office:value-type="float" office:value="0.110630190602233" calcext:value-type="float">
            <text:p>0.110630190602233</text:p>
          </table:table-cell>
          <table:table-cell table:formula="of:=RAND()" office:value-type="float" office:value="0.0968321470090414" calcext:value-type="float">
            <text:p>0.096832147009041</text:p>
          </table:table-cell>
          <table:table-cell table:formula="of:=RAND()" office:value-type="float" office:value="0.697400130548499" calcext:value-type="float">
            <text:p>0.697400130548499</text:p>
          </table:table-cell>
          <table:table-cell table:formula="of:=RAND()" office:value-type="float" office:value="0.884844514631266" calcext:value-type="float">
            <text:p>0.884844514631266</text:p>
          </table:table-cell>
          <table:table-cell table:formula="of:=RAND()" office:value-type="float" office:value="0.274247136238571" calcext:value-type="float">
            <text:p>0.274247136238571</text:p>
          </table:table-cell>
          <table:table-cell table:formula="of:=RAND()" office:value-type="float" office:value="0.612653158728172" calcext:value-type="float">
            <text:p>0.612653158728172</text:p>
          </table:table-cell>
          <table:table-cell table:formula="of:=RAND()" office:value-type="float" office:value="0.220266562725716" calcext:value-type="float">
            <text:p>0.220266562725716</text:p>
          </table:table-cell>
          <table:table-cell table:formula="of:=RAND()" office:value-type="float" office:value="0.21401273754973" calcext:value-type="float">
            <text:p>0.21401273754973</text:p>
          </table:table-cell>
        </table:table-row>
        <table:table-row table:style-name="ro1">
          <table:table-cell office:value-type="string" calcext:value-type="string">
            <text:p>observation_20</text:p>
          </table:table-cell>
          <table:table-cell office:value-type="string" calcext:value-type="string">
            <text:p>group_3</text:p>
          </table:table-cell>
          <table:table-cell table:formula="of:=RAND()" office:value-type="float" office:value="0.0459733635631786" calcext:value-type="float">
            <text:p>0.045973363563179</text:p>
          </table:table-cell>
          <table:table-cell table:formula="of:=RAND()" office:value-type="float" office:value="0.415678406522262" calcext:value-type="float">
            <text:p>0.415678406522262</text:p>
          </table:table-cell>
          <table:table-cell table:formula="of:=RAND()" office:value-type="float" office:value="0.0498812825489293" calcext:value-type="float">
            <text:p>0.049881282548929</text:p>
          </table:table-cell>
          <table:table-cell table:formula="of:=RAND()" office:value-type="float" office:value="0.755952383890175" calcext:value-type="float">
            <text:p>0.755952383890175</text:p>
          </table:table-cell>
          <table:table-cell table:formula="of:=RAND()" office:value-type="float" office:value="0.624554652734707" calcext:value-type="float">
            <text:p>0.624554652734707</text:p>
          </table:table-cell>
          <table:table-cell table:formula="of:=RAND()" office:value-type="float" office:value="0.272396459473003" calcext:value-type="float">
            <text:p>0.272396459473003</text:p>
          </table:table-cell>
          <table:table-cell table:formula="of:=RAND()" office:value-type="float" office:value="0.648058454062493" calcext:value-type="float">
            <text:p>0.648058454062493</text:p>
          </table:table-cell>
          <table:table-cell table:formula="of:=RAND()" office:value-type="float" office:value="0.63978665737407" calcext:value-type="float">
            <text:p>0.63978665737407</text:p>
          </table:table-cell>
          <table:table-cell table:formula="of:=RAND()" office:value-type="float" office:value="0.944358663994712" calcext:value-type="float">
            <text:p>0.944358663994712</text:p>
          </table:table-cell>
          <table:table-cell table:formula="of:=RAND()" office:value-type="float" office:value="0.134643199127717" calcext:value-type="float">
            <text:p>0.134643199127717</text:p>
          </table:table-cell>
          <table:table-cell table:formula="of:=RAND()" office:value-type="float" office:value="0.27118803768217" calcext:value-type="float">
            <text:p>0.27118803768217</text:p>
          </table:table-cell>
          <table:table-cell table:formula="of:=RAND()" office:value-type="float" office:value="0.811873547538456" calcext:value-type="float">
            <text:p>0.811873547538456</text:p>
          </table:table-cell>
          <table:table-cell table:formula="of:=RAND()" office:value-type="float" office:value="0.483927588274986" calcext:value-type="float">
            <text:p>0.483927588274986</text:p>
          </table:table-cell>
          <table:table-cell table:formula="of:=RAND()" office:value-type="float" office:value="0.834223010971391" calcext:value-type="float">
            <text:p>0.834223010971391</text:p>
          </table:table-cell>
          <table:table-cell table:formula="of:=RAND()" office:value-type="float" office:value="0.374119238864547" calcext:value-type="float">
            <text:p>0.374119238864547</text:p>
          </table:table-cell>
          <table:table-cell table:formula="of:=RAND()" office:value-type="float" office:value="0.218365412249345" calcext:value-type="float">
            <text:p>0.218365412249345</text:p>
          </table:table-cell>
          <table:table-cell table:formula="of:=RAND()" office:value-type="float" office:value="0.85077818373353" calcext:value-type="float">
            <text:p>0.85077818373353</text:p>
          </table:table-cell>
          <table:table-cell table:formula="of:=RAND()" office:value-type="float" office:value="0.497502900837295" calcext:value-type="float">
            <text:p>0.497502900837295</text:p>
          </table:table-cell>
          <table:table-cell table:formula="of:=RAND()" office:value-type="float" office:value="0.432382607767639" calcext:value-type="float">
            <text:p>0.432382607767639</text:p>
          </table:table-cell>
          <table:table-cell table:formula="of:=RAND()" office:value-type="float" office:value="0.933101088606148" calcext:value-type="float">
            <text:p>0.933101088606148</text:p>
          </table:table-cell>
          <table:table-cell table:formula="of:=RAND()" office:value-type="float" office:value="0.905973799496182" calcext:value-type="float">
            <text:p>0.905973799496182</text:p>
          </table:table-cell>
          <table:table-cell table:formula="of:=RAND()" office:value-type="float" office:value="0.583295545960183" calcext:value-type="float">
            <text:p>0.583295545960183</text:p>
          </table:table-cell>
          <table:table-cell table:formula="of:=RAND()" office:value-type="float" office:value="0.71907573486587" calcext:value-type="float">
            <text:p>0.71907573486587</text:p>
          </table:table-cell>
          <table:table-cell table:formula="of:=RAND()" office:value-type="float" office:value="0.797522812853532" calcext:value-type="float">
            <text:p>0.797522812853532</text:p>
          </table:table-cell>
          <table:table-cell table:formula="of:=RAND()" office:value-type="float" office:value="0.339953496981103" calcext:value-type="float">
            <text:p>0.339953496981103</text:p>
          </table:table-cell>
          <table:table-cell table:formula="of:=RAND()" office:value-type="float" office:value="0.962751443460826" calcext:value-type="float">
            <text:p>0.962751443460826</text:p>
          </table:table-cell>
          <table:table-cell table:formula="of:=RAND()" office:value-type="float" office:value="0.918926035209265" calcext:value-type="float">
            <text:p>0.918926035209265</text:p>
          </table:table-cell>
          <table:table-cell table:formula="of:=RAND()" office:value-type="float" office:value="0.256858632446742" calcext:value-type="float">
            <text:p>0.256858632446742</text:p>
          </table:table-cell>
          <table:table-cell table:formula="of:=RAND()" office:value-type="float" office:value="0.730407444137736" calcext:value-type="float">
            <text:p>0.730407444137736</text:p>
          </table:table-cell>
          <table:table-cell table:formula="of:=RAND()" office:value-type="float" office:value="0.682742587389262" calcext:value-type="float">
            <text:p>0.682742587389262</text:p>
          </table:table-cell>
        </table:table-row>
        <table:table-row table:style-name="ro1">
          <table:table-cell office:value-type="string" calcext:value-type="string">
            <text:p>observation_21</text:p>
          </table:table-cell>
          <table:table-cell office:value-type="string" calcext:value-type="string">
            <text:p>group_3</text:p>
          </table:table-cell>
          <table:table-cell table:formula="of:=RAND()" office:value-type="float" office:value="0.894636399159193" calcext:value-type="float">
            <text:p>0.894636399159193</text:p>
          </table:table-cell>
          <table:table-cell table:formula="of:=RAND()" office:value-type="float" office:value="0.832741198281355" calcext:value-type="float">
            <text:p>0.832741198281355</text:p>
          </table:table-cell>
          <table:table-cell table:formula="of:=RAND()" office:value-type="float" office:value="0.094941682066393" calcext:value-type="float">
            <text:p>0.094941682066393</text:p>
          </table:table-cell>
          <table:table-cell table:formula="of:=RAND()" office:value-type="float" office:value="0.597870588061533" calcext:value-type="float">
            <text:p>0.597870588061533</text:p>
          </table:table-cell>
          <table:table-cell table:formula="of:=RAND()" office:value-type="float" office:value="0.663222072376346" calcext:value-type="float">
            <text:p>0.663222072376346</text:p>
          </table:table-cell>
          <table:table-cell table:formula="of:=RAND()" office:value-type="float" office:value="0.672066974779831" calcext:value-type="float">
            <text:p>0.672066974779831</text:p>
          </table:table-cell>
          <table:table-cell table:formula="of:=RAND()" office:value-type="float" office:value="0.367956951819869" calcext:value-type="float">
            <text:p>0.367956951819869</text:p>
          </table:table-cell>
          <table:table-cell table:formula="of:=RAND()" office:value-type="float" office:value="0.319594291949066" calcext:value-type="float">
            <text:p>0.319594291949066</text:p>
          </table:table-cell>
          <table:table-cell table:formula="of:=RAND()" office:value-type="float" office:value="0.879302810782151" calcext:value-type="float">
            <text:p>0.879302810782151</text:p>
          </table:table-cell>
          <table:table-cell table:formula="of:=RAND()" office:value-type="float" office:value="0.693598644184521" calcext:value-type="float">
            <text:p>0.693598644184521</text:p>
          </table:table-cell>
          <table:table-cell table:formula="of:=RAND()" office:value-type="float" office:value="0.780945026191346" calcext:value-type="float">
            <text:p>0.780945026191346</text:p>
          </table:table-cell>
          <table:table-cell table:formula="of:=RAND()" office:value-type="float" office:value="0.688927467292052" calcext:value-type="float">
            <text:p>0.688927467292052</text:p>
          </table:table-cell>
          <table:table-cell table:formula="of:=RAND()" office:value-type="float" office:value="0.645789574290661" calcext:value-type="float">
            <text:p>0.645789574290661</text:p>
          </table:table-cell>
          <table:table-cell table:formula="of:=RAND()" office:value-type="float" office:value="0.20178964972684" calcext:value-type="float">
            <text:p>0.20178964972684</text:p>
          </table:table-cell>
          <table:table-cell table:formula="of:=RAND()" office:value-type="float" office:value="0.113572018065673" calcext:value-type="float">
            <text:p>0.113572018065673</text:p>
          </table:table-cell>
          <table:table-cell table:formula="of:=RAND()" office:value-type="float" office:value="0.0855897388066036" calcext:value-type="float">
            <text:p>0.085589738806604</text:p>
          </table:table-cell>
          <table:table-cell table:formula="of:=RAND()" office:value-type="float" office:value="0.433642624213238" calcext:value-type="float">
            <text:p>0.433642624213238</text:p>
          </table:table-cell>
          <table:table-cell table:formula="of:=RAND()" office:value-type="float" office:value="0.786670046383235" calcext:value-type="float">
            <text:p>0.786670046383235</text:p>
          </table:table-cell>
          <table:table-cell table:formula="of:=RAND()" office:value-type="float" office:value="0.77165765673768" calcext:value-type="float">
            <text:p>0.77165765673768</text:p>
          </table:table-cell>
          <table:table-cell table:formula="of:=RAND()" office:value-type="float" office:value="0.355654228183406" calcext:value-type="float">
            <text:p>0.355654228183406</text:p>
          </table:table-cell>
          <table:table-cell table:formula="of:=RAND()" office:value-type="float" office:value="0.152453457316049" calcext:value-type="float">
            <text:p>0.152453457316049</text:p>
          </table:table-cell>
          <table:table-cell table:formula="of:=RAND()" office:value-type="float" office:value="0.27386031218193" calcext:value-type="float">
            <text:p>0.27386031218193</text:p>
          </table:table-cell>
          <table:table-cell table:formula="of:=RAND()" office:value-type="float" office:value="0.330051867743421" calcext:value-type="float">
            <text:p>0.330051867743421</text:p>
          </table:table-cell>
          <table:table-cell table:formula="of:=RAND()" office:value-type="float" office:value="0.877506921843309" calcext:value-type="float">
            <text:p>0.877506921843309</text:p>
          </table:table-cell>
          <table:table-cell table:formula="of:=RAND()" office:value-type="float" office:value="0.462837393610389" calcext:value-type="float">
            <text:p>0.462837393610389</text:p>
          </table:table-cell>
          <table:table-cell table:formula="of:=RAND()" office:value-type="float" office:value="0.0635540441400595" calcext:value-type="float">
            <text:p>0.06355404414006</text:p>
          </table:table-cell>
          <table:table-cell table:formula="of:=RAND()" office:value-type="float" office:value="0.303139416892904" calcext:value-type="float">
            <text:p>0.303139416892904</text:p>
          </table:table-cell>
          <table:table-cell table:formula="of:=RAND()" office:value-type="float" office:value="0.0386158429781742" calcext:value-type="float">
            <text:p>0.038615842978174</text:p>
          </table:table-cell>
          <table:table-cell table:formula="of:=RAND()" office:value-type="float" office:value="0.796384678714986" calcext:value-type="float">
            <text:p>0.796384678714986</text:p>
          </table:table-cell>
          <table:table-cell table:formula="of:=RAND()" office:value-type="float" office:value="0.509158266659228" calcext:value-type="float">
            <text:p>0.509158266659228</text:p>
          </table:table-cell>
        </table:table-row>
        <table:table-row table:style-name="ro1">
          <table:table-cell office:value-type="string" calcext:value-type="string">
            <text:p>observation_22</text:p>
          </table:table-cell>
          <table:table-cell office:value-type="string" calcext:value-type="string">
            <text:p>group_3</text:p>
          </table:table-cell>
          <table:table-cell table:formula="of:=RAND()" office:value-type="float" office:value="0.33907082293411" calcext:value-type="float">
            <text:p>0.33907082293411</text:p>
          </table:table-cell>
          <table:table-cell table:formula="of:=RAND()" office:value-type="float" office:value="0.779204082996116" calcext:value-type="float">
            <text:p>0.779204082996116</text:p>
          </table:table-cell>
          <table:table-cell table:formula="of:=RAND()" office:value-type="float" office:value="0.260602138612546" calcext:value-type="float">
            <text:p>0.260602138612546</text:p>
          </table:table-cell>
          <table:table-cell table:formula="of:=RAND()" office:value-type="float" office:value="0.224035556637815" calcext:value-type="float">
            <text:p>0.224035556637815</text:p>
          </table:table-cell>
          <table:table-cell table:formula="of:=RAND()" office:value-type="float" office:value="0.341648111686208" calcext:value-type="float">
            <text:p>0.341648111686208</text:p>
          </table:table-cell>
          <table:table-cell table:formula="of:=RAND()" office:value-type="float" office:value="0.258479348786085" calcext:value-type="float">
            <text:p>0.258479348786085</text:p>
          </table:table-cell>
          <table:table-cell table:formula="of:=RAND()" office:value-type="float" office:value="0.749054662617353" calcext:value-type="float">
            <text:p>0.749054662617353</text:p>
          </table:table-cell>
          <table:table-cell table:formula="of:=RAND()" office:value-type="float" office:value="0.841273284106376" calcext:value-type="float">
            <text:p>0.841273284106376</text:p>
          </table:table-cell>
          <table:table-cell table:formula="of:=RAND()" office:value-type="float" office:value="0.526483396663645" calcext:value-type="float">
            <text:p>0.526483396663645</text:p>
          </table:table-cell>
          <table:table-cell table:formula="of:=RAND()" office:value-type="float" office:value="0.608301060010716" calcext:value-type="float">
            <text:p>0.608301060010716</text:p>
          </table:table-cell>
          <table:table-cell table:formula="of:=RAND()" office:value-type="float" office:value="0.790036664837979" calcext:value-type="float">
            <text:p>0.790036664837979</text:p>
          </table:table-cell>
          <table:table-cell table:formula="of:=RAND()" office:value-type="float" office:value="0.347482637601291" calcext:value-type="float">
            <text:p>0.347482637601291</text:p>
          </table:table-cell>
          <table:table-cell table:formula="of:=RAND()" office:value-type="float" office:value="0.0164348353772865" calcext:value-type="float">
            <text:p>0.016434835377287</text:p>
          </table:table-cell>
          <table:table-cell table:formula="of:=RAND()" office:value-type="float" office:value="0.312494220760791" calcext:value-type="float">
            <text:p>0.312494220760791</text:p>
          </table:table-cell>
          <table:table-cell table:formula="of:=RAND()" office:value-type="float" office:value="0.213414685244275" calcext:value-type="float">
            <text:p>0.213414685244275</text:p>
          </table:table-cell>
          <table:table-cell table:formula="of:=RAND()" office:value-type="float" office:value="0.146692458520314" calcext:value-type="float">
            <text:p>0.146692458520314</text:p>
          </table:table-cell>
          <table:table-cell table:formula="of:=RAND()" office:value-type="float" office:value="0.0288049056304892" calcext:value-type="float">
            <text:p>0.028804905630489</text:p>
          </table:table-cell>
          <table:table-cell table:formula="of:=RAND()" office:value-type="float" office:value="0.700131217010954" calcext:value-type="float">
            <text:p>0.700131217010954</text:p>
          </table:table-cell>
          <table:table-cell table:formula="of:=RAND()" office:value-type="float" office:value="0.311260900930887" calcext:value-type="float">
            <text:p>0.311260900930887</text:p>
          </table:table-cell>
          <table:table-cell table:formula="of:=RAND()" office:value-type="float" office:value="0.549260141169208" calcext:value-type="float">
            <text:p>0.549260141169208</text:p>
          </table:table-cell>
          <table:table-cell table:formula="of:=RAND()" office:value-type="float" office:value="0.893061121428073" calcext:value-type="float">
            <text:p>0.893061121428073</text:p>
          </table:table-cell>
          <table:table-cell table:formula="of:=RAND()" office:value-type="float" office:value="0.590904916624053" calcext:value-type="float">
            <text:p>0.590904916624053</text:p>
          </table:table-cell>
          <table:table-cell table:formula="of:=RAND()" office:value-type="float" office:value="0.364293961379558" calcext:value-type="float">
            <text:p>0.364293961379558</text:p>
          </table:table-cell>
          <table:table-cell table:formula="of:=RAND()" office:value-type="float" office:value="0.389605458482439" calcext:value-type="float">
            <text:p>0.389605458482439</text:p>
          </table:table-cell>
          <table:table-cell table:formula="of:=RAND()" office:value-type="float" office:value="0.406517938796276" calcext:value-type="float">
            <text:p>0.406517938796276</text:p>
          </table:table-cell>
          <table:table-cell table:formula="of:=RAND()" office:value-type="float" office:value="0.325892621732288" calcext:value-type="float">
            <text:p>0.325892621732288</text:p>
          </table:table-cell>
          <table:table-cell table:formula="of:=RAND()" office:value-type="float" office:value="0.516329407677285" calcext:value-type="float">
            <text:p>0.516329407677285</text:p>
          </table:table-cell>
          <table:table-cell table:formula="of:=RAND()" office:value-type="float" office:value="0.984237083120177" calcext:value-type="float">
            <text:p>0.984237083120177</text:p>
          </table:table-cell>
          <table:table-cell table:formula="of:=RAND()" office:value-type="float" office:value="0.954346899154592" calcext:value-type="float">
            <text:p>0.954346899154592</text:p>
          </table:table-cell>
          <table:table-cell table:formula="of:=RAND()" office:value-type="float" office:value="0.0906801697686569" calcext:value-type="float">
            <text:p>0.090680169768657</text:p>
          </table:table-cell>
        </table:table-row>
        <table:table-row table:style-name="ro1">
          <table:table-cell office:value-type="string" calcext:value-type="string">
            <text:p>observation_23</text:p>
          </table:table-cell>
          <table:table-cell office:value-type="string" calcext:value-type="string">
            <text:p>group_3</text:p>
          </table:table-cell>
          <table:table-cell table:formula="of:=RAND()" office:value-type="float" office:value="0.266330679011687" calcext:value-type="float">
            <text:p>0.266330679011687</text:p>
          </table:table-cell>
          <table:table-cell table:formula="of:=RAND()" office:value-type="float" office:value="0.725230933501409" calcext:value-type="float">
            <text:p>0.725230933501409</text:p>
          </table:table-cell>
          <table:table-cell table:formula="of:=RAND()" office:value-type="float" office:value="0.32600295119879" calcext:value-type="float">
            <text:p>0.32600295119879</text:p>
          </table:table-cell>
          <table:table-cell table:formula="of:=RAND()" office:value-type="float" office:value="0.0590362013023473" calcext:value-type="float">
            <text:p>0.059036201302347</text:p>
          </table:table-cell>
          <table:table-cell table:formula="of:=RAND()" office:value-type="float" office:value="0.546171123438875" calcext:value-type="float">
            <text:p>0.546171123438875</text:p>
          </table:table-cell>
          <table:table-cell table:formula="of:=RAND()" office:value-type="float" office:value="0.750597377197106" calcext:value-type="float">
            <text:p>0.750597377197106</text:p>
          </table:table-cell>
          <table:table-cell table:formula="of:=RAND()" office:value-type="float" office:value="0.824473126316522" calcext:value-type="float">
            <text:p>0.824473126316522</text:p>
          </table:table-cell>
          <table:table-cell table:formula="of:=RAND()" office:value-type="float" office:value="0.719529483886834" calcext:value-type="float">
            <text:p>0.719529483886834</text:p>
          </table:table-cell>
          <table:table-cell table:formula="of:=RAND()" office:value-type="float" office:value="0.87970079773605" calcext:value-type="float">
            <text:p>0.87970079773605</text:p>
          </table:table-cell>
          <table:table-cell table:formula="of:=RAND()" office:value-type="float" office:value="0.504924719606873" calcext:value-type="float">
            <text:p>0.504924719606873</text:p>
          </table:table-cell>
          <table:table-cell table:formula="of:=RAND()" office:value-type="float" office:value="0.0433263627988548" calcext:value-type="float">
            <text:p>0.043326362798855</text:p>
          </table:table-cell>
          <table:table-cell table:formula="of:=RAND()" office:value-type="float" office:value="0.819673823122404" calcext:value-type="float">
            <text:p>0.819673823122404</text:p>
          </table:table-cell>
          <table:table-cell table:formula="of:=RAND()" office:value-type="float" office:value="0.206404802439164" calcext:value-type="float">
            <text:p>0.206404802439164</text:p>
          </table:table-cell>
          <table:table-cell table:formula="of:=RAND()" office:value-type="float" office:value="0.337822916618687" calcext:value-type="float">
            <text:p>0.337822916618687</text:p>
          </table:table-cell>
          <table:table-cell table:formula="of:=RAND()" office:value-type="float" office:value="0.420312914079644" calcext:value-type="float">
            <text:p>0.420312914079644</text:p>
          </table:table-cell>
          <table:table-cell table:formula="of:=RAND()" office:value-type="float" office:value="0.0486007375639679" calcext:value-type="float">
            <text:p>0.048600737563968</text:p>
          </table:table-cell>
          <table:table-cell table:formula="of:=RAND()" office:value-type="float" office:value="0.505807376993965" calcext:value-type="float">
            <text:p>0.505807376993965</text:p>
          </table:table-cell>
          <table:table-cell table:formula="of:=RAND()" office:value-type="float" office:value="0.0227961723093126" calcext:value-type="float">
            <text:p>0.022796172309313</text:p>
          </table:table-cell>
          <table:table-cell table:formula="of:=RAND()" office:value-type="float" office:value="0.304209868843843" calcext:value-type="float">
            <text:p>0.304209868843843</text:p>
          </table:table-cell>
          <table:table-cell table:formula="of:=RAND()" office:value-type="float" office:value="0.559424828459633" calcext:value-type="float">
            <text:p>0.559424828459633</text:p>
          </table:table-cell>
          <table:table-cell table:formula="of:=RAND()" office:value-type="float" office:value="0.825834322692228" calcext:value-type="float">
            <text:p>0.825834322692228</text:p>
          </table:table-cell>
          <table:table-cell table:formula="of:=RAND()" office:value-type="float" office:value="0.197734158122368" calcext:value-type="float">
            <text:p>0.197734158122368</text:p>
          </table:table-cell>
          <table:table-cell table:formula="of:=RAND()" office:value-type="float" office:value="0.772296900203142" calcext:value-type="float">
            <text:p>0.772296900203142</text:p>
          </table:table-cell>
          <table:table-cell table:formula="of:=RAND()" office:value-type="float" office:value="0.105857074374386" calcext:value-type="float">
            <text:p>0.105857074374386</text:p>
          </table:table-cell>
          <table:table-cell table:formula="of:=RAND()" office:value-type="float" office:value="0.611523678970756" calcext:value-type="float">
            <text:p>0.611523678970756</text:p>
          </table:table-cell>
          <table:table-cell table:formula="of:=RAND()" office:value-type="float" office:value="0.0354625736612254" calcext:value-type="float">
            <text:p>0.035462573661226</text:p>
          </table:table-cell>
          <table:table-cell table:formula="of:=RAND()" office:value-type="float" office:value="0.0854389363284635" calcext:value-type="float">
            <text:p>0.085438936328464</text:p>
          </table:table-cell>
          <table:table-cell table:formula="of:=RAND()" office:value-type="float" office:value="0.780821812486695" calcext:value-type="float">
            <text:p>0.780821812486695</text:p>
          </table:table-cell>
          <table:table-cell table:formula="of:=RAND()" office:value-type="float" office:value="0.0555188305793457" calcext:value-type="float">
            <text:p>0.055518830579346</text:p>
          </table:table-cell>
          <table:table-cell table:formula="of:=RAND()" office:value-type="float" office:value="0.0877862828147298" calcext:value-type="float">
            <text:p>0.08778628281473</text:p>
          </table:table-cell>
        </table:table-row>
        <table:table-row table:style-name="ro1">
          <table:table-cell office:value-type="string" calcext:value-type="string">
            <text:p>observation_24</text:p>
          </table:table-cell>
          <table:table-cell office:value-type="string" calcext:value-type="string">
            <text:p>group_3</text:p>
          </table:table-cell>
          <table:table-cell table:formula="of:=RAND()" office:value-type="float" office:value="0.42427087363966" calcext:value-type="float">
            <text:p>0.42427087363966</text:p>
          </table:table-cell>
          <table:table-cell table:formula="of:=RAND()" office:value-type="float" office:value="0.936308553380601" calcext:value-type="float">
            <text:p>0.936308553380601</text:p>
          </table:table-cell>
          <table:table-cell table:formula="of:=RAND()" office:value-type="float" office:value="0.386098213001828" calcext:value-type="float">
            <text:p>0.386098213001828</text:p>
          </table:table-cell>
          <table:table-cell table:formula="of:=RAND()" office:value-type="float" office:value="0.971642834362416" calcext:value-type="float">
            <text:p>0.971642834362416</text:p>
          </table:table-cell>
          <table:table-cell table:formula="of:=RAND()" office:value-type="float" office:value="0.928297056821891" calcext:value-type="float">
            <text:p>0.928297056821891</text:p>
          </table:table-cell>
          <table:table-cell table:formula="of:=RAND()" office:value-type="float" office:value="0.10379390610917" calcext:value-type="float">
            <text:p>0.10379390610917</text:p>
          </table:table-cell>
          <table:table-cell table:formula="of:=RAND()" office:value-type="float" office:value="0.0852641982439607" calcext:value-type="float">
            <text:p>0.085264198243961</text:p>
          </table:table-cell>
          <table:table-cell table:formula="of:=RAND()" office:value-type="float" office:value="0.813696722536729" calcext:value-type="float">
            <text:p>0.813696722536729</text:p>
          </table:table-cell>
          <table:table-cell table:formula="of:=RAND()" office:value-type="float" office:value="0.169648061937438" calcext:value-type="float">
            <text:p>0.169648061937438</text:p>
          </table:table-cell>
          <table:table-cell table:formula="of:=RAND()" office:value-type="float" office:value="0.0672508410891187" calcext:value-type="float">
            <text:p>0.067250841089119</text:p>
          </table:table-cell>
          <table:table-cell table:formula="of:=RAND()" office:value-type="float" office:value="0.0469207688095698" calcext:value-type="float">
            <text:p>0.04692076880957</text:p>
          </table:table-cell>
          <table:table-cell table:formula="of:=RAND()" office:value-type="float" office:value="0.0975940857362445" calcext:value-type="float">
            <text:p>0.097594085736245</text:p>
          </table:table-cell>
          <table:table-cell table:formula="of:=RAND()" office:value-type="float" office:value="0.925556338586498" calcext:value-type="float">
            <text:p>0.925556338586498</text:p>
          </table:table-cell>
          <table:table-cell table:formula="of:=RAND()" office:value-type="float" office:value="0.0818298798043786" calcext:value-type="float">
            <text:p>0.081829879804379</text:p>
          </table:table-cell>
          <table:table-cell table:formula="of:=RAND()" office:value-type="float" office:value="0.0265497729293516" calcext:value-type="float">
            <text:p>0.026549772929352</text:p>
          </table:table-cell>
          <table:table-cell table:formula="of:=RAND()" office:value-type="float" office:value="0.212561528926634" calcext:value-type="float">
            <text:p>0.212561528926634</text:p>
          </table:table-cell>
          <table:table-cell table:formula="of:=RAND()" office:value-type="float" office:value="0.268167730537033" calcext:value-type="float">
            <text:p>0.268167730537033</text:p>
          </table:table-cell>
          <table:table-cell table:formula="of:=RAND()" office:value-type="float" office:value="0.000260759355644302" calcext:value-type="float">
            <text:p>0.000260759355644</text:p>
          </table:table-cell>
          <table:table-cell table:formula="of:=RAND()" office:value-type="float" office:value="0.70724253705528" calcext:value-type="float">
            <text:p>0.70724253705528</text:p>
          </table:table-cell>
          <table:table-cell table:formula="of:=RAND()" office:value-type="float" office:value="0.461423521174983" calcext:value-type="float">
            <text:p>0.461423521174983</text:p>
          </table:table-cell>
          <table:table-cell table:formula="of:=RAND()" office:value-type="float" office:value="0.457087743893064" calcext:value-type="float">
            <text:p>0.457087743893064</text:p>
          </table:table-cell>
          <table:table-cell table:formula="of:=RAND()" office:value-type="float" office:value="0.0168330866439755" calcext:value-type="float">
            <text:p>0.016833086643976</text:p>
          </table:table-cell>
          <table:table-cell table:formula="of:=RAND()" office:value-type="float" office:value="0.00994766337937384" calcext:value-type="float">
            <text:p>0.009947663379374</text:p>
          </table:table-cell>
          <table:table-cell table:formula="of:=RAND()" office:value-type="float" office:value="0.693265936683421" calcext:value-type="float">
            <text:p>0.693265936683421</text:p>
          </table:table-cell>
          <table:table-cell table:formula="of:=RAND()" office:value-type="float" office:value="0.0391451241318973" calcext:value-type="float">
            <text:p>0.039145124131897</text:p>
          </table:table-cell>
          <table:table-cell table:formula="of:=RAND()" office:value-type="float" office:value="0.669245037217991" calcext:value-type="float">
            <text:p>0.669245037217991</text:p>
          </table:table-cell>
          <table:table-cell table:formula="of:=RAND()" office:value-type="float" office:value="0.440630484925419" calcext:value-type="float">
            <text:p>0.440630484925419</text:p>
          </table:table-cell>
          <table:table-cell table:formula="of:=RAND()" office:value-type="float" office:value="0.789459827761168" calcext:value-type="float">
            <text:p>0.789459827761168</text:p>
          </table:table-cell>
          <table:table-cell table:formula="of:=RAND()" office:value-type="float" office:value="0.546108992845934" calcext:value-type="float">
            <text:p>0.546108992845934</text:p>
          </table:table-cell>
          <table:table-cell table:formula="of:=RAND()" office:value-type="float" office:value="0.446833152679393" calcext:value-type="float">
            <text:p>0.446833152679393</text:p>
          </table:table-cell>
        </table:table-row>
        <table:table-row table:style-name="ro1">
          <table:table-cell office:value-type="string" calcext:value-type="string">
            <text:p>observation_25</text:p>
          </table:table-cell>
          <table:table-cell office:value-type="string" calcext:value-type="string">
            <text:p>group_4</text:p>
          </table:table-cell>
          <table:table-cell table:formula="of:=RAND()" office:value-type="float" office:value="0.0588868044142671" calcext:value-type="float">
            <text:p>0.058886804414267</text:p>
          </table:table-cell>
          <table:table-cell table:formula="of:=RAND()" office:value-type="float" office:value="0.818145077886103" calcext:value-type="float">
            <text:p>0.818145077886103</text:p>
          </table:table-cell>
          <table:table-cell table:formula="of:=RAND()" office:value-type="float" office:value="0.670468524607337" calcext:value-type="float">
            <text:p>0.670468524607337</text:p>
          </table:table-cell>
          <table:table-cell table:formula="of:=RAND()" office:value-type="float" office:value="0.65245235668388" calcext:value-type="float">
            <text:p>0.65245235668388</text:p>
          </table:table-cell>
          <table:table-cell table:formula="of:=RAND()" office:value-type="float" office:value="0.483961470068203" calcext:value-type="float">
            <text:p>0.483961470068203</text:p>
          </table:table-cell>
          <table:table-cell table:formula="of:=RAND()" office:value-type="float" office:value="0.137098491695627" calcext:value-type="float">
            <text:p>0.137098491695627</text:p>
          </table:table-cell>
          <table:table-cell table:formula="of:=RAND()" office:value-type="float" office:value="0.655879818649774" calcext:value-type="float">
            <text:p>0.655879818649774</text:p>
          </table:table-cell>
          <table:table-cell table:formula="of:=RAND()" office:value-type="float" office:value="0.303206410750066" calcext:value-type="float">
            <text:p>0.303206410750066</text:p>
          </table:table-cell>
          <table:table-cell table:formula="of:=RAND()" office:value-type="float" office:value="0.71489628127917" calcext:value-type="float">
            <text:p>0.71489628127917</text:p>
          </table:table-cell>
          <table:table-cell table:formula="of:=RAND()" office:value-type="float" office:value="0.736956224811616" calcext:value-type="float">
            <text:p>0.736956224811616</text:p>
          </table:table-cell>
          <table:table-cell table:formula="of:=RAND()" office:value-type="float" office:value="0.983335708648088" calcext:value-type="float">
            <text:p>0.983335708648088</text:p>
          </table:table-cell>
          <table:table-cell table:formula="of:=RAND()" office:value-type="float" office:value="0.825801497443811" calcext:value-type="float">
            <text:p>0.825801497443811</text:p>
          </table:table-cell>
          <table:table-cell table:formula="of:=RAND()" office:value-type="float" office:value="0.0184046858658693" calcext:value-type="float">
            <text:p>0.018404685865869</text:p>
          </table:table-cell>
          <table:table-cell table:formula="of:=RAND()" office:value-type="float" office:value="0.888919223275453" calcext:value-type="float">
            <text:p>0.888919223275453</text:p>
          </table:table-cell>
          <table:table-cell table:formula="of:=RAND()" office:value-type="float" office:value="0.293567926748527" calcext:value-type="float">
            <text:p>0.293567926748527</text:p>
          </table:table-cell>
          <table:table-cell table:formula="of:=RAND()" office:value-type="float" office:value="0.961910983030051" calcext:value-type="float">
            <text:p>0.961910983030051</text:p>
          </table:table-cell>
          <table:table-cell table:formula="of:=RAND()" office:value-type="float" office:value="0.417771189165936" calcext:value-type="float">
            <text:p>0.417771189165936</text:p>
          </table:table-cell>
          <table:table-cell table:formula="of:=RAND()" office:value-type="float" office:value="0.348136528845822" calcext:value-type="float">
            <text:p>0.348136528845822</text:p>
          </table:table-cell>
          <table:table-cell table:formula="of:=RAND()" office:value-type="float" office:value="0.687996212986061" calcext:value-type="float">
            <text:p>0.687996212986061</text:p>
          </table:table-cell>
          <table:table-cell table:formula="of:=RAND()" office:value-type="float" office:value="0.662724688824704" calcext:value-type="float">
            <text:p>0.662724688824704</text:p>
          </table:table-cell>
          <table:table-cell table:formula="of:=RAND()" office:value-type="float" office:value="0.791454347041889" calcext:value-type="float">
            <text:p>0.791454347041889</text:p>
          </table:table-cell>
          <table:table-cell table:formula="of:=RAND()" office:value-type="float" office:value="0.737335433877405" calcext:value-type="float">
            <text:p>0.737335433877405</text:p>
          </table:table-cell>
          <table:table-cell table:formula="of:=RAND()" office:value-type="float" office:value="0.0309788983988456" calcext:value-type="float">
            <text:p>0.030978898398846</text:p>
          </table:table-cell>
          <table:table-cell table:formula="of:=RAND()" office:value-type="float" office:value="0.323986620219859" calcext:value-type="float">
            <text:p>0.323986620219859</text:p>
          </table:table-cell>
          <table:table-cell table:formula="of:=RAND()" office:value-type="float" office:value="0.885680936139535" calcext:value-type="float">
            <text:p>0.885680936139535</text:p>
          </table:table-cell>
          <table:table-cell table:formula="of:=RAND()" office:value-type="float" office:value="0.993297613664624" calcext:value-type="float">
            <text:p>0.993297613664624</text:p>
          </table:table-cell>
          <table:table-cell table:formula="of:=RAND()" office:value-type="float" office:value="0.93019804433973" calcext:value-type="float">
            <text:p>0.93019804433973</text:p>
          </table:table-cell>
          <table:table-cell table:formula="of:=RAND()" office:value-type="float" office:value="0.849991765602709" calcext:value-type="float">
            <text:p>0.849991765602709</text:p>
          </table:table-cell>
          <table:table-cell table:formula="of:=RAND()" office:value-type="float" office:value="0.969251810682868" calcext:value-type="float">
            <text:p>0.969251810682868</text:p>
          </table:table-cell>
          <table:table-cell table:formula="of:=RAND()" office:value-type="float" office:value="0.388395445125115" calcext:value-type="float">
            <text:p>0.388395445125115</text:p>
          </table:table-cell>
        </table:table-row>
        <table:table-row table:style-name="ro1">
          <table:table-cell office:value-type="string" calcext:value-type="string">
            <text:p>observation_26</text:p>
          </table:table-cell>
          <table:table-cell office:value-type="string" calcext:value-type="string">
            <text:p>group_4</text:p>
          </table:table-cell>
          <table:table-cell table:formula="of:=RAND()" office:value-type="float" office:value="0.349110312865705" calcext:value-type="float">
            <text:p>0.349110312865705</text:p>
          </table:table-cell>
          <table:table-cell table:formula="of:=RAND()" office:value-type="float" office:value="0.723786415864179" calcext:value-type="float">
            <text:p>0.723786415864179</text:p>
          </table:table-cell>
          <table:table-cell table:formula="of:=RAND()" office:value-type="float" office:value="0.697060727373893" calcext:value-type="float">
            <text:p>0.697060727373893</text:p>
          </table:table-cell>
          <table:table-cell table:formula="of:=RAND()" office:value-type="float" office:value="0.915838980654629" calcext:value-type="float">
            <text:p>0.915838980654629</text:p>
          </table:table-cell>
          <table:table-cell table:formula="of:=RAND()" office:value-type="float" office:value="0.782075086720689" calcext:value-type="float">
            <text:p>0.782075086720689</text:p>
          </table:table-cell>
          <table:table-cell table:formula="of:=RAND()" office:value-type="float" office:value="0.47519908586923" calcext:value-type="float">
            <text:p>0.47519908586923</text:p>
          </table:table-cell>
          <table:table-cell table:formula="of:=RAND()" office:value-type="float" office:value="0.728438375075076" calcext:value-type="float">
            <text:p>0.728438375075076</text:p>
          </table:table-cell>
          <table:table-cell table:formula="of:=RAND()" office:value-type="float" office:value="0.354742383306101" calcext:value-type="float">
            <text:p>0.354742383306101</text:p>
          </table:table-cell>
          <table:table-cell table:formula="of:=RAND()" office:value-type="float" office:value="0.483652265646395" calcext:value-type="float">
            <text:p>0.483652265646395</text:p>
          </table:table-cell>
          <table:table-cell table:formula="of:=RAND()" office:value-type="float" office:value="0.758710246732541" calcext:value-type="float">
            <text:p>0.758710246732541</text:p>
          </table:table-cell>
          <table:table-cell table:formula="of:=RAND()" office:value-type="float" office:value="0.187706831562582" calcext:value-type="float">
            <text:p>0.187706831562582</text:p>
          </table:table-cell>
          <table:table-cell table:formula="of:=RAND()" office:value-type="float" office:value="0.667345859755415" calcext:value-type="float">
            <text:p>0.667345859755415</text:p>
          </table:table-cell>
          <table:table-cell table:formula="of:=RAND()" office:value-type="float" office:value="0.809474342137416" calcext:value-type="float">
            <text:p>0.809474342137416</text:p>
          </table:table-cell>
          <table:table-cell table:formula="of:=RAND()" office:value-type="float" office:value="0.846174375859643" calcext:value-type="float">
            <text:p>0.846174375859643</text:p>
          </table:table-cell>
          <table:table-cell table:formula="of:=RAND()" office:value-type="float" office:value="0.988869659095894" calcext:value-type="float">
            <text:p>0.988869659095894</text:p>
          </table:table-cell>
          <table:table-cell table:formula="of:=RAND()" office:value-type="float" office:value="0.202698833564123" calcext:value-type="float">
            <text:p>0.202698833564123</text:p>
          </table:table-cell>
          <table:table-cell table:formula="of:=RAND()" office:value-type="float" office:value="0.345822811622703" calcext:value-type="float">
            <text:p>0.345822811622703</text:p>
          </table:table-cell>
          <table:table-cell table:formula="of:=RAND()" office:value-type="float" office:value="0.129370713111435" calcext:value-type="float">
            <text:p>0.129370713111435</text:p>
          </table:table-cell>
          <table:table-cell table:formula="of:=RAND()" office:value-type="float" office:value="0.532317127027301" calcext:value-type="float">
            <text:p>0.532317127027301</text:p>
          </table:table-cell>
          <table:table-cell table:formula="of:=RAND()" office:value-type="float" office:value="0.637876080703674" calcext:value-type="float">
            <text:p>0.637876080703674</text:p>
          </table:table-cell>
          <table:table-cell table:formula="of:=RAND()" office:value-type="float" office:value="0.609568535299142" calcext:value-type="float">
            <text:p>0.609568535299142</text:p>
          </table:table-cell>
          <table:table-cell table:formula="of:=RAND()" office:value-type="float" office:value="0.450296779270669" calcext:value-type="float">
            <text:p>0.450296779270669</text:p>
          </table:table-cell>
          <table:table-cell table:formula="of:=RAND()" office:value-type="float" office:value="0.262807642767222" calcext:value-type="float">
            <text:p>0.262807642767222</text:p>
          </table:table-cell>
          <table:table-cell table:formula="of:=RAND()" office:value-type="float" office:value="0.818006604126789" calcext:value-type="float">
            <text:p>0.818006604126789</text:p>
          </table:table-cell>
          <table:table-cell table:formula="of:=RAND()" office:value-type="float" office:value="0.954356922272304" calcext:value-type="float">
            <text:p>0.954356922272304</text:p>
          </table:table-cell>
          <table:table-cell table:formula="of:=RAND()" office:value-type="float" office:value="0.530983866425149" calcext:value-type="float">
            <text:p>0.530983866425149</text:p>
          </table:table-cell>
          <table:table-cell table:formula="of:=RAND()" office:value-type="float" office:value="0.638253722350175" calcext:value-type="float">
            <text:p>0.638253722350175</text:p>
          </table:table-cell>
          <table:table-cell table:formula="of:=RAND()" office:value-type="float" office:value="0.895790889254489" calcext:value-type="float">
            <text:p>0.895790889254489</text:p>
          </table:table-cell>
          <table:table-cell table:formula="of:=RAND()" office:value-type="float" office:value="0.420793779601228" calcext:value-type="float">
            <text:p>0.420793779601228</text:p>
          </table:table-cell>
          <table:table-cell table:formula="of:=RAND()" office:value-type="float" office:value="0.0706705959897054" calcext:value-type="float">
            <text:p>0.070670595989705</text:p>
          </table:table-cell>
        </table:table-row>
        <table:table-row table:style-name="ro1">
          <table:table-cell office:value-type="string" calcext:value-type="string">
            <text:p>observation_27</text:p>
          </table:table-cell>
          <table:table-cell office:value-type="string" calcext:value-type="string">
            <text:p>group_4</text:p>
          </table:table-cell>
          <table:table-cell table:formula="of:=RAND()" office:value-type="float" office:value="0.957917541622576" calcext:value-type="float">
            <text:p>0.957917541622576</text:p>
          </table:table-cell>
          <table:table-cell table:formula="of:=RAND()" office:value-type="float" office:value="0.119819626733234" calcext:value-type="float">
            <text:p>0.119819626733234</text:p>
          </table:table-cell>
          <table:table-cell table:formula="of:=RAND()" office:value-type="float" office:value="0.0514662296789511" calcext:value-type="float">
            <text:p>0.051466229678951</text:p>
          </table:table-cell>
          <table:table-cell table:formula="of:=RAND()" office:value-type="float" office:value="0.71293067082523" calcext:value-type="float">
            <text:p>0.71293067082523</text:p>
          </table:table-cell>
          <table:table-cell table:formula="of:=RAND()" office:value-type="float" office:value="0.619905633750538" calcext:value-type="float">
            <text:p>0.619905633750538</text:p>
          </table:table-cell>
          <table:table-cell table:formula="of:=RAND()" office:value-type="float" office:value="0.983089499569775" calcext:value-type="float">
            <text:p>0.983089499569775</text:p>
          </table:table-cell>
          <table:table-cell table:formula="of:=RAND()" office:value-type="float" office:value="0.0778574668653045" calcext:value-type="float">
            <text:p>0.077857466865305</text:p>
          </table:table-cell>
          <table:table-cell table:formula="of:=RAND()" office:value-type="float" office:value="0.456007405819058" calcext:value-type="float">
            <text:p>0.456007405819058</text:p>
          </table:table-cell>
          <table:table-cell table:formula="of:=RAND()" office:value-type="float" office:value="0.851782638916001" calcext:value-type="float">
            <text:p>0.851782638916001</text:p>
          </table:table-cell>
          <table:table-cell table:formula="of:=RAND()" office:value-type="float" office:value="0.246783595125927" calcext:value-type="float">
            <text:p>0.246783595125927</text:p>
          </table:table-cell>
          <table:table-cell table:formula="of:=RAND()" office:value-type="float" office:value="0.616881476864397" calcext:value-type="float">
            <text:p>0.616881476864397</text:p>
          </table:table-cell>
          <table:table-cell table:formula="of:=RAND()" office:value-type="float" office:value="0.34096782352993" calcext:value-type="float">
            <text:p>0.34096782352993</text:p>
          </table:table-cell>
          <table:table-cell table:formula="of:=RAND()" office:value-type="float" office:value="0.11584495671963" calcext:value-type="float">
            <text:p>0.11584495671963</text:p>
          </table:table-cell>
          <table:table-cell table:formula="of:=RAND()" office:value-type="float" office:value="0.288973005156064" calcext:value-type="float">
            <text:p>0.288973005156064</text:p>
          </table:table-cell>
          <table:table-cell table:formula="of:=RAND()" office:value-type="float" office:value="0.717260978699055" calcext:value-type="float">
            <text:p>0.717260978699055</text:p>
          </table:table-cell>
          <table:table-cell table:formula="of:=RAND()" office:value-type="float" office:value="0.141206669554676" calcext:value-type="float">
            <text:p>0.141206669554676</text:p>
          </table:table-cell>
          <table:table-cell table:formula="of:=RAND()" office:value-type="float" office:value="0.0331277750481531" calcext:value-type="float">
            <text:p>0.033127775048153</text:p>
          </table:table-cell>
          <table:table-cell table:formula="of:=RAND()" office:value-type="float" office:value="0.365359382237431" calcext:value-type="float">
            <text:p>0.365359382237431</text:p>
          </table:table-cell>
          <table:table-cell table:formula="of:=RAND()" office:value-type="float" office:value="0.179358261882989" calcext:value-type="float">
            <text:p>0.179358261882989</text:p>
          </table:table-cell>
          <table:table-cell table:formula="of:=RAND()" office:value-type="float" office:value="0.949295410591171" calcext:value-type="float">
            <text:p>0.949295410591171</text:p>
          </table:table-cell>
          <table:table-cell table:formula="of:=RAND()" office:value-type="float" office:value="0.14629479931514" calcext:value-type="float">
            <text:p>0.14629479931514</text:p>
          </table:table-cell>
          <table:table-cell table:formula="of:=RAND()" office:value-type="float" office:value="0.727676657939275" calcext:value-type="float">
            <text:p>0.727676657939275</text:p>
          </table:table-cell>
          <table:table-cell table:formula="of:=RAND()" office:value-type="float" office:value="0.545473548536249" calcext:value-type="float">
            <text:p>0.545473548536249</text:p>
          </table:table-cell>
          <table:table-cell table:formula="of:=RAND()" office:value-type="float" office:value="0.0668377864572049" calcext:value-type="float">
            <text:p>0.066837786457205</text:p>
          </table:table-cell>
          <table:table-cell table:formula="of:=RAND()" office:value-type="float" office:value="0.599690766733778" calcext:value-type="float">
            <text:p>0.599690766733778</text:p>
          </table:table-cell>
          <table:table-cell table:formula="of:=RAND()" office:value-type="float" office:value="0.631338381176232" calcext:value-type="float">
            <text:p>0.631338381176232</text:p>
          </table:table-cell>
          <table:table-cell table:formula="of:=RAND()" office:value-type="float" office:value="0.240289327871171" calcext:value-type="float">
            <text:p>0.240289327871171</text:p>
          </table:table-cell>
          <table:table-cell table:formula="of:=RAND()" office:value-type="float" office:value="0.832798140067552" calcext:value-type="float">
            <text:p>0.832798140067552</text:p>
          </table:table-cell>
          <table:table-cell table:formula="of:=RAND()" office:value-type="float" office:value="0.398532480298921" calcext:value-type="float">
            <text:p>0.398532480298921</text:p>
          </table:table-cell>
          <table:table-cell table:formula="of:=RAND()" office:value-type="float" office:value="0.00980483240662719" calcext:value-type="float">
            <text:p>0.009804832406627</text:p>
          </table:table-cell>
        </table:table-row>
        <table:table-row table:style-name="ro1">
          <table:table-cell office:value-type="string" calcext:value-type="string">
            <text:p>observation_28</text:p>
          </table:table-cell>
          <table:table-cell office:value-type="string" calcext:value-type="string">
            <text:p>group_4</text:p>
          </table:table-cell>
          <table:table-cell table:formula="of:=RAND()" office:value-type="float" office:value="0.220613570855788" calcext:value-type="float">
            <text:p>0.220613570855788</text:p>
          </table:table-cell>
          <table:table-cell table:formula="of:=RAND()" office:value-type="float" office:value="0.866588132852285" calcext:value-type="float">
            <text:p>0.866588132852285</text:p>
          </table:table-cell>
          <table:table-cell table:formula="of:=RAND()" office:value-type="float" office:value="0.738487684592456" calcext:value-type="float">
            <text:p>0.738487684592456</text:p>
          </table:table-cell>
          <table:table-cell table:formula="of:=RAND()" office:value-type="float" office:value="0.483895762249643" calcext:value-type="float">
            <text:p>0.483895762249643</text:p>
          </table:table-cell>
          <table:table-cell table:formula="of:=RAND()" office:value-type="float" office:value="0.692177207122614" calcext:value-type="float">
            <text:p>0.692177207122614</text:p>
          </table:table-cell>
          <table:table-cell table:formula="of:=RAND()" office:value-type="float" office:value="0.570512381818619" calcext:value-type="float">
            <text:p>0.570512381818619</text:p>
          </table:table-cell>
          <table:table-cell table:formula="of:=RAND()" office:value-type="float" office:value="0.383254325118575" calcext:value-type="float">
            <text:p>0.383254325118575</text:p>
          </table:table-cell>
          <table:table-cell table:formula="of:=RAND()" office:value-type="float" office:value="0.353899838260418" calcext:value-type="float">
            <text:p>0.353899838260418</text:p>
          </table:table-cell>
          <table:table-cell table:formula="of:=RAND()" office:value-type="float" office:value="0.804828662088941" calcext:value-type="float">
            <text:p>0.804828662088941</text:p>
          </table:table-cell>
          <table:table-cell table:formula="of:=RAND()" office:value-type="float" office:value="0.953206263652697" calcext:value-type="float">
            <text:p>0.953206263652697</text:p>
          </table:table-cell>
          <table:table-cell table:formula="of:=RAND()" office:value-type="float" office:value="0.713921278755929" calcext:value-type="float">
            <text:p>0.713921278755929</text:p>
          </table:table-cell>
          <table:table-cell table:formula="of:=RAND()" office:value-type="float" office:value="0.382041882706249" calcext:value-type="float">
            <text:p>0.382041882706249</text:p>
          </table:table-cell>
          <table:table-cell table:formula="of:=RAND()" office:value-type="float" office:value="0.889688007036055" calcext:value-type="float">
            <text:p>0.889688007036055</text:p>
          </table:table-cell>
          <table:table-cell table:formula="of:=RAND()" office:value-type="float" office:value="0.473725245942405" calcext:value-type="float">
            <text:p>0.473725245942405</text:p>
          </table:table-cell>
          <table:table-cell table:formula="of:=RAND()" office:value-type="float" office:value="0.582513380344564" calcext:value-type="float">
            <text:p>0.582513380344564</text:p>
          </table:table-cell>
          <table:table-cell table:formula="of:=RAND()" office:value-type="float" office:value="0.0567294005122442" calcext:value-type="float">
            <text:p>0.056729400512244</text:p>
          </table:table-cell>
          <table:table-cell table:formula="of:=RAND()" office:value-type="float" office:value="0.415637082396188" calcext:value-type="float">
            <text:p>0.415637082396188</text:p>
          </table:table-cell>
          <table:table-cell table:formula="of:=RAND()" office:value-type="float" office:value="0.124873351837541" calcext:value-type="float">
            <text:p>0.124873351837541</text:p>
          </table:table-cell>
          <table:table-cell table:formula="of:=RAND()" office:value-type="float" office:value="0.79929131340985" calcext:value-type="float">
            <text:p>0.79929131340985</text:p>
          </table:table-cell>
          <table:table-cell table:formula="of:=RAND()" office:value-type="float" office:value="0.553388993435179" calcext:value-type="float">
            <text:p>0.553388993435179</text:p>
          </table:table-cell>
          <table:table-cell table:formula="of:=RAND()" office:value-type="float" office:value="0.260945131338069" calcext:value-type="float">
            <text:p>0.260945131338069</text:p>
          </table:table-cell>
          <table:table-cell table:formula="of:=RAND()" office:value-type="float" office:value="0.915404261226341" calcext:value-type="float">
            <text:p>0.915404261226341</text:p>
          </table:table-cell>
          <table:table-cell table:formula="of:=RAND()" office:value-type="float" office:value="0.732066960930066" calcext:value-type="float">
            <text:p>0.732066960930066</text:p>
          </table:table-cell>
          <table:table-cell table:formula="of:=RAND()" office:value-type="float" office:value="0.203593776504752" calcext:value-type="float">
            <text:p>0.203593776504752</text:p>
          </table:table-cell>
          <table:table-cell table:formula="of:=RAND()" office:value-type="float" office:value="0.553002904553248" calcext:value-type="float">
            <text:p>0.553002904553248</text:p>
          </table:table-cell>
          <table:table-cell table:formula="of:=RAND()" office:value-type="float" office:value="0.471053896415503" calcext:value-type="float">
            <text:p>0.471053896415503</text:p>
          </table:table-cell>
          <table:table-cell table:formula="of:=RAND()" office:value-type="float" office:value="0.879079365733628" calcext:value-type="float">
            <text:p>0.879079365733628</text:p>
          </table:table-cell>
          <table:table-cell table:formula="of:=RAND()" office:value-type="float" office:value="0.297600218700947" calcext:value-type="float">
            <text:p>0.297600218700947</text:p>
          </table:table-cell>
          <table:table-cell table:formula="of:=RAND()" office:value-type="float" office:value="0.328814686166909" calcext:value-type="float">
            <text:p>0.328814686166909</text:p>
          </table:table-cell>
          <table:table-cell table:formula="of:=RAND()" office:value-type="float" office:value="0.53428365029337" calcext:value-type="float">
            <text:p>0.53428365029337</text:p>
          </table:table-cell>
        </table:table-row>
        <table:table-row table:style-name="ro1">
          <table:table-cell office:value-type="string" calcext:value-type="string">
            <text:p>observation_29</text:p>
          </table:table-cell>
          <table:table-cell office:value-type="string" calcext:value-type="string">
            <text:p>group_4</text:p>
          </table:table-cell>
          <table:table-cell table:formula="of:=RAND()" office:value-type="float" office:value="0.00315952887696123" calcext:value-type="float">
            <text:p>0.003159528876961</text:p>
          </table:table-cell>
          <table:table-cell table:formula="of:=RAND()" office:value-type="float" office:value="0.453076639861805" calcext:value-type="float">
            <text:p>0.453076639861805</text:p>
          </table:table-cell>
          <table:table-cell table:formula="of:=RAND()" office:value-type="float" office:value="0.849464833694735" calcext:value-type="float">
            <text:p>0.849464833694735</text:p>
          </table:table-cell>
          <table:table-cell table:formula="of:=RAND()" office:value-type="float" office:value="0.765450629370168" calcext:value-type="float">
            <text:p>0.765450629370168</text:p>
          </table:table-cell>
          <table:table-cell table:formula="of:=RAND()" office:value-type="float" office:value="0.504527885384453" calcext:value-type="float">
            <text:p>0.504527885384453</text:p>
          </table:table-cell>
          <table:table-cell table:formula="of:=RAND()" office:value-type="float" office:value="0.953899732343821" calcext:value-type="float">
            <text:p>0.953899732343821</text:p>
          </table:table-cell>
          <table:table-cell table:formula="of:=RAND()" office:value-type="float" office:value="0.601119404579274" calcext:value-type="float">
            <text:p>0.601119404579274</text:p>
          </table:table-cell>
          <table:table-cell table:formula="of:=RAND()" office:value-type="float" office:value="0.968684041962577" calcext:value-type="float">
            <text:p>0.968684041962577</text:p>
          </table:table-cell>
          <table:table-cell table:formula="of:=RAND()" office:value-type="float" office:value="0.248411321818841" calcext:value-type="float">
            <text:p>0.248411321818841</text:p>
          </table:table-cell>
          <table:table-cell table:formula="of:=RAND()" office:value-type="float" office:value="0.630181853155196" calcext:value-type="float">
            <text:p>0.630181853155196</text:p>
          </table:table-cell>
          <table:table-cell table:formula="of:=RAND()" office:value-type="float" office:value="0.474331833493228" calcext:value-type="float">
            <text:p>0.474331833493228</text:p>
          </table:table-cell>
          <table:table-cell table:formula="of:=RAND()" office:value-type="float" office:value="0.99457806659884" calcext:value-type="float">
            <text:p>0.99457806659884</text:p>
          </table:table-cell>
          <table:table-cell table:formula="of:=RAND()" office:value-type="float" office:value="0.186194008466059" calcext:value-type="float">
            <text:p>0.186194008466059</text:p>
          </table:table-cell>
          <table:table-cell table:formula="of:=RAND()" office:value-type="float" office:value="0.612697819275724" calcext:value-type="float">
            <text:p>0.612697819275724</text:p>
          </table:table-cell>
          <table:table-cell table:formula="of:=RAND()" office:value-type="float" office:value="0.536113532147681" calcext:value-type="float">
            <text:p>0.536113532147681</text:p>
          </table:table-cell>
          <table:table-cell table:formula="of:=RAND()" office:value-type="float" office:value="0.950838433420174" calcext:value-type="float">
            <text:p>0.950838433420174</text:p>
          </table:table-cell>
          <table:table-cell table:formula="of:=RAND()" office:value-type="float" office:value="0.216335509934854" calcext:value-type="float">
            <text:p>0.216335509934854</text:p>
          </table:table-cell>
          <table:table-cell table:formula="of:=RAND()" office:value-type="float" office:value="0.408618612792451" calcext:value-type="float">
            <text:p>0.408618612792451</text:p>
          </table:table-cell>
          <table:table-cell table:formula="of:=RAND()" office:value-type="float" office:value="0.114029293089054" calcext:value-type="float">
            <text:p>0.114029293089054</text:p>
          </table:table-cell>
          <table:table-cell table:formula="of:=RAND()" office:value-type="float" office:value="0.360231491973705" calcext:value-type="float">
            <text:p>0.360231491973705</text:p>
          </table:table-cell>
          <table:table-cell table:formula="of:=RAND()" office:value-type="float" office:value="0.0684880233930693" calcext:value-type="float">
            <text:p>0.068488023393069</text:p>
          </table:table-cell>
          <table:table-cell table:formula="of:=RAND()" office:value-type="float" office:value="0.370359916121096" calcext:value-type="float">
            <text:p>0.370359916121096</text:p>
          </table:table-cell>
          <table:table-cell table:formula="of:=RAND()" office:value-type="float" office:value="0.36509954792766" calcext:value-type="float">
            <text:p>0.36509954792766</text:p>
          </table:table-cell>
          <table:table-cell table:formula="of:=RAND()" office:value-type="float" office:value="0.722333151470491" calcext:value-type="float">
            <text:p>0.722333151470491</text:p>
          </table:table-cell>
          <table:table-cell table:formula="of:=RAND()" office:value-type="float" office:value="0.86373589324428" calcext:value-type="float">
            <text:p>0.86373589324428</text:p>
          </table:table-cell>
          <table:table-cell table:formula="of:=RAND()" office:value-type="float" office:value="0.729284986848308" calcext:value-type="float">
            <text:p>0.729284986848308</text:p>
          </table:table-cell>
          <table:table-cell table:formula="of:=RAND()" office:value-type="float" office:value="0.035250724375899" calcext:value-type="float">
            <text:p>0.035250724375899</text:p>
          </table:table-cell>
          <table:table-cell table:formula="of:=RAND()" office:value-type="float" office:value="0.264156857371929" calcext:value-type="float">
            <text:p>0.264156857371929</text:p>
          </table:table-cell>
          <table:table-cell table:formula="of:=RAND()" office:value-type="float" office:value="0.0325603181776504" calcext:value-type="float">
            <text:p>0.03256031817765</text:p>
          </table:table-cell>
          <table:table-cell table:formula="of:=RAND()" office:value-type="float" office:value="0.451491740372471" calcext:value-type="float">
            <text:p>0.451491740372471</text:p>
          </table:table-cell>
        </table:table-row>
        <table:table-row table:style-name="ro1">
          <table:table-cell office:value-type="string" calcext:value-type="string">
            <text:p>observation_30</text:p>
          </table:table-cell>
          <table:table-cell office:value-type="string" calcext:value-type="string">
            <text:p>group_4</text:p>
          </table:table-cell>
          <table:table-cell table:formula="of:=RAND()" office:value-type="float" office:value="0.34230410356453" calcext:value-type="float">
            <text:p>0.34230410356453</text:p>
          </table:table-cell>
          <table:table-cell table:formula="of:=RAND()" office:value-type="float" office:value="0.857445403306105" calcext:value-type="float">
            <text:p>0.857445403306105</text:p>
          </table:table-cell>
          <table:table-cell table:formula="of:=RAND()" office:value-type="float" office:value="0.0377375679516658" calcext:value-type="float">
            <text:p>0.037737567951666</text:p>
          </table:table-cell>
          <table:table-cell table:formula="of:=RAND()" office:value-type="float" office:value="0.835850967381852" calcext:value-type="float">
            <text:p>0.835850967381852</text:p>
          </table:table-cell>
          <table:table-cell table:formula="of:=RAND()" office:value-type="float" office:value="0.327686209655063" calcext:value-type="float">
            <text:p>0.327686209655063</text:p>
          </table:table-cell>
          <table:table-cell table:formula="of:=RAND()" office:value-type="float" office:value="0.704253153619715" calcext:value-type="float">
            <text:p>0.704253153619715</text:p>
          </table:table-cell>
          <table:table-cell table:formula="of:=RAND()" office:value-type="float" office:value="0.101129409831601" calcext:value-type="float">
            <text:p>0.101129409831601</text:p>
          </table:table-cell>
          <table:table-cell table:formula="of:=RAND()" office:value-type="float" office:value="0.0265305091529105" calcext:value-type="float">
            <text:p>0.026530509152911</text:p>
          </table:table-cell>
          <table:table-cell table:formula="of:=RAND()" office:value-type="float" office:value="0.897524748297034" calcext:value-type="float">
            <text:p>0.897524748297034</text:p>
          </table:table-cell>
          <table:table-cell table:formula="of:=RAND()" office:value-type="float" office:value="0.559824621676334" calcext:value-type="float">
            <text:p>0.559824621676334</text:p>
          </table:table-cell>
          <table:table-cell table:formula="of:=RAND()" office:value-type="float" office:value="0.0392467032483157" calcext:value-type="float">
            <text:p>0.039246703248316</text:p>
          </table:table-cell>
          <table:table-cell table:formula="of:=RAND()" office:value-type="float" office:value="0.939606828919751" calcext:value-type="float">
            <text:p>0.939606828919751</text:p>
          </table:table-cell>
          <table:table-cell table:formula="of:=RAND()" office:value-type="float" office:value="0.857927253458277" calcext:value-type="float">
            <text:p>0.857927253458277</text:p>
          </table:table-cell>
          <table:table-cell table:formula="of:=RAND()" office:value-type="float" office:value="0.277614669183973" calcext:value-type="float">
            <text:p>0.277614669183973</text:p>
          </table:table-cell>
          <table:table-cell table:formula="of:=RAND()" office:value-type="float" office:value="0.840758583453694" calcext:value-type="float">
            <text:p>0.840758583453694</text:p>
          </table:table-cell>
          <table:table-cell table:formula="of:=RAND()" office:value-type="float" office:value="0.103023471252613" calcext:value-type="float">
            <text:p>0.103023471252613</text:p>
          </table:table-cell>
          <table:table-cell table:formula="of:=RAND()" office:value-type="float" office:value="0.687592516361892" calcext:value-type="float">
            <text:p>0.687592516361892</text:p>
          </table:table-cell>
          <table:table-cell table:formula="of:=RAND()" office:value-type="float" office:value="0.186327688286672" calcext:value-type="float">
            <text:p>0.186327688286672</text:p>
          </table:table-cell>
          <table:table-cell table:formula="of:=RAND()" office:value-type="float" office:value="0.737825290733972" calcext:value-type="float">
            <text:p>0.737825290733972</text:p>
          </table:table-cell>
          <table:table-cell table:formula="of:=RAND()" office:value-type="float" office:value="0.070950670526018" calcext:value-type="float">
            <text:p>0.070950670526018</text:p>
          </table:table-cell>
          <table:table-cell table:formula="of:=RAND()" office:value-type="float" office:value="0.471844083620924" calcext:value-type="float">
            <text:p>0.471844083620924</text:p>
          </table:table-cell>
          <table:table-cell table:formula="of:=RAND()" office:value-type="float" office:value="0.415032956489908" calcext:value-type="float">
            <text:p>0.415032956489908</text:p>
          </table:table-cell>
          <table:table-cell table:formula="of:=RAND()" office:value-type="float" office:value="0.532707573817653" calcext:value-type="float">
            <text:p>0.532707573817653</text:p>
          </table:table-cell>
          <table:table-cell table:formula="of:=RAND()" office:value-type="float" office:value="0.530329770812196" calcext:value-type="float">
            <text:p>0.530329770812196</text:p>
          </table:table-cell>
          <table:table-cell table:formula="of:=RAND()" office:value-type="float" office:value="0.219395138677008" calcext:value-type="float">
            <text:p>0.219395138677008</text:p>
          </table:table-cell>
          <table:table-cell table:formula="of:=RAND()" office:value-type="float" office:value="0.332101749498912" calcext:value-type="float">
            <text:p>0.332101749498912</text:p>
          </table:table-cell>
          <table:table-cell table:formula="of:=RAND()" office:value-type="float" office:value="0.271024601563289" calcext:value-type="float">
            <text:p>0.271024601563289</text:p>
          </table:table-cell>
          <table:table-cell table:formula="of:=RAND()" office:value-type="float" office:value="0.211583817639368" calcext:value-type="float">
            <text:p>0.211583817639368</text:p>
          </table:table-cell>
          <table:table-cell table:formula="of:=RAND()" office:value-type="float" office:value="0.903938614033413" calcext:value-type="float">
            <text:p>0.903938614033413</text:p>
          </table:table-cell>
          <table:table-cell table:formula="of:=RAND()" office:value-type="float" office:value="0.609557213996979" calcext:value-type="float">
            <text:p>0.609557213996979</text:p>
          </table:table-cell>
        </table:table-row>
      </table:table>
      <table:named-expressions/>
      <table:database-ranges>
        <table:database-range table:name="__Anonymous_Sheet_DB__0" table:target-range-address="Sheet1.I1:Sheet1.I2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 style:data-style-name="N2" text:time-value="21:28:30.161849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1T10:43:19.298633592</meta:creation-date>
    <dc:date>2024-11-14T21:34:43.863835510</dc:date>
    <meta:editing-duration>PT25M8S</meta:editing-duration>
    <meta:editing-cycles>4</meta:editing-cycles>
    <meta:generator>LibreOffice/6.4.7.2$Linux_X86_64 LibreOffice_project/40$Build-2</meta:generator>
    <meta:document-statistic meta:table-count="1" meta:cell-count="992" meta:object-count="0"/>
  </office:meta>
</office:document-meta>
</file>